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24.75pt" svg:height="611.38pt" svg:x="414.43pt" svg:y="9.01pt">
            <loext:p draw:notify-on-update-of-ranges="Sheet1.A1:Sheet1.A1 Sheet1.A2:Sheet1.A122 Sheet1.B1:Sheet1.B1 Sheet1.B2:Sheet1.B122 Sheet1.A1:Sheet1.A1 Sheet1.A2:Sheet1.A122 Sheet1.C1:Sheet1.C1 Sheet1.C2:Sheet1.C122 Sheet1.A1:Sheet1.A1 Sheet1.A2:Sheet1.A122 Sheet1.D1:Sheet1.D1 Sheet1.D2:Sheet1.D122 Sheet1.A1:Sheet1.A1 Sheet1.A2:Sheet1.A122 Sheet1.E1:Sheet1.E1 Sheet1.E2:Sheet1.E122 Sheet1.A1:Sheet1.A1 Sheet1.A2:Sheet1.A122 Sheet1.F1:Sheet1.F1 Sheet1.F2:Sheet1.F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ing_size</text:p>
          </table:table-cell>
          <table:table-cell office:value-type="string" calcext:value-type="string">
            <text:p>Q=1</text:p>
          </table:table-cell>
          <table:table-cell office:value-type="string" calcext:value-type="string">
            <text:p>Q=2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Q=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449911847360519" calcext:value-type="float">
            <text:p>4.50E-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40051337208884" calcext:value-type="float">
            <text:p>0.00440051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63898920693746" calcext:value-type="float">
            <text:p>0.0086389892</text:p>
          </table:table-cell>
          <table:table-cell table:style-name="ce1" office:value-type="float" office:value="0.0000467071461933676" calcext:value-type="float">
            <text:p>4.67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5166095522864" calcext:value-type="float">
            <text:p>0.0165166096</text:p>
          </table:table-cell>
          <table:table-cell table:style-name="ce1" office:value-type="float" office:value="0.000135887246017129" calcext:value-type="float">
            <text:p>1.36E-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0141536054786" calcext:value-type="float">
            <text:p>0.0240141536</text:p>
          </table:table-cell>
          <table:table-cell table:style-name="ce1" office:value-type="float" office:value="0.000275900763390354" calcext:value-type="float">
            <text:p>2.76E-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3424338019723" calcext:value-type="float">
            <text:p>0.0363424338</text:p>
          </table:table-cell>
          <table:table-cell table:style-name="ce1" office:value-type="float" office:value="0.000589103216389583" calcext:value-type="float">
            <text:p>5.89E-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2742560804934" calcext:value-type="float">
            <text:p>0.0502742561</text:p>
          </table:table-cell>
          <table:table-cell table:style-name="ce1" office:value-type="float" office:value="0.000840804054841012" calcext:value-type="float">
            <text:p>8.41E-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3868083080328" calcext:value-type="float">
            <text:p>0.0638680831</text:p>
          </table:table-cell>
          <table:table-cell office:value-type="float" office:value="0.00109991904592072" calcext:value-type="float">
            <text:p>0.001099919</text:p>
          </table:table-cell>
          <table:table-cell table:style-name="ce1" office:value-type="float" office:value="0.0000463821892393321" calcext:value-type="float">
            <text:p>4.6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0256784014748" calcext:value-type="float">
            <text:p>0.080256784</text:p>
          </table:table-cell>
          <table:table-cell office:value-type="float" office:value="0.00244971407347576" calcext:value-type="float">
            <text:p>0.0024497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68182032657879" calcext:value-type="float">
            <text:p>0.0968182033</text:p>
          </table:table-cell>
          <table:table-cell office:value-type="float" office:value="0.00467042608388573" calcext:value-type="float">
            <text:p>0.0046704261</text:p>
          </table:table-cell>
          <table:table-cell table:style-name="ce1" office:value-type="float" office:value="0.000091924888579093" calcext:value-type="float">
            <text:p>9.19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3994768517825" calcext:value-type="float">
            <text:p>0.1139947685</text:p>
          </table:table-cell>
          <table:table-cell office:value-type="float" office:value="0.00612672270691289" calcext:value-type="float">
            <text:p>0.0061267227</text:p>
          </table:table-cell>
          <table:table-cell table:style-name="ce1" office:value-type="float" office:value="0.00014005702721894" calcext:value-type="float">
            <text:p>1.40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2721867567503" calcext:value-type="float">
            <text:p>0.1327218676</text:p>
          </table:table-cell>
          <table:table-cell office:value-type="float" office:value="0.00815207130572341" calcext:value-type="float">
            <text:p>0.0081520713</text:p>
          </table:table-cell>
          <table:table-cell table:style-name="ce1" office:value-type="float" office:value="0.00027312359128368" calcext:value-type="float">
            <text:p>2.73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0434047358373" calcext:value-type="float">
            <text:p>0.1604340474</text:p>
          </table:table-cell>
          <table:table-cell office:value-type="float" office:value="0.0123456300302113" calcext:value-type="float">
            <text:p>0.01234563</text:p>
          </table:table-cell>
          <table:table-cell table:style-name="ce1" office:value-type="float" office:value="0.000232206445244913" calcext:value-type="float">
            <text:p>2.32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8561992776295" calcext:value-type="float">
            <text:p>0.1785619928</text:p>
          </table:table-cell>
          <table:table-cell office:value-type="float" office:value="0.0147918995222964" calcext:value-type="float">
            <text:p>0.0147918995</text:p>
          </table:table-cell>
          <table:table-cell table:style-name="ce1" office:value-type="float" office:value="0.000550032991361601" calcext:value-type="float">
            <text:p>5.50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7677791668485" calcext:value-type="float">
            <text:p>0.1976777917</text:p>
          </table:table-cell>
          <table:table-cell office:value-type="float" office:value="0.018800865908789" calcext:value-type="float">
            <text:p>0.0188008659</text:p>
          </table:table-cell>
          <table:table-cell office:value-type="float" office:value="0.00170821396400737" calcext:value-type="float">
            <text:p>0.001708214</text:p>
          </table:table-cell>
          <table:table-cell table:style-name="ce1" office:value-type="float" office:value="0.0000460617227084293" calcext:value-type="float">
            <text:p>4.6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7544990531915" calcext:value-type="float">
            <text:p>0.2275449905</text:p>
          </table:table-cell>
          <table:table-cell office:value-type="float" office:value="0.0249830731245023" calcext:value-type="float">
            <text:p>0.0249830731</text:p>
          </table:table-cell>
          <table:table-cell office:value-type="float" office:value="0.00197026267516833" calcext:value-type="float">
            <text:p>0.0019702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4773481408689" calcext:value-type="float">
            <text:p>0.2547734814</text:p>
          </table:table-cell>
          <table:table-cell office:value-type="float" office:value="0.0328509213849762" calcext:value-type="float">
            <text:p>0.0328509214</text:p>
          </table:table-cell>
          <table:table-cell office:value-type="float" office:value="0.00253530923604312" calcext:value-type="float">
            <text:p>0.0025353092</text:p>
          </table:table-cell>
          <table:table-cell table:style-name="ce1" office:value-type="float" office:value="0.000274951012372709" calcext:value-type="float">
            <text:p>2.75E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8560122760126" calcext:value-type="float">
            <text:p>0.2785601228</text:p>
          </table:table-cell>
          <table:table-cell office:value-type="float" office:value="0.0403157800754772" calcext:value-type="float">
            <text:p>0.0403157801</text:p>
          </table:table-cell>
          <table:table-cell office:value-type="float" office:value="0.00366942288188279" calcext:value-type="float">
            <text:p>0.0036694229</text:p>
          </table:table-cell>
          <table:table-cell table:style-name="ce1" office:value-type="float" office:value="0.000179065781978487" calcext:value-type="float">
            <text:p>1.79E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8572336914597" calcext:value-type="float">
            <text:p>0.3085723369</text:p>
          </table:table-cell>
          <table:table-cell office:value-type="float" office:value="0.0472055439977744" calcext:value-type="float">
            <text:p>0.047205544</text:p>
          </table:table-cell>
          <table:table-cell office:value-type="float" office:value="0.00523121189845593" calcext:value-type="float">
            <text:p>0.0052312119</text:p>
          </table:table-cell>
          <table:table-cell table:style-name="ce1" office:value-type="float" office:value="0.000413347849155397" calcext:value-type="float">
            <text:p>4.13E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6776386413373" calcext:value-type="float">
            <text:p>0.3367763864</text:p>
          </table:table-cell>
          <table:table-cell office:value-type="float" office:value="0.0576515462480336" calcext:value-type="float">
            <text:p>0.0576515462</text:p>
          </table:table-cell>
          <table:table-cell office:value-type="float" office:value="0.00651025660792923" calcext:value-type="float">
            <text:p>0.0065102566</text:p>
          </table:table-cell>
          <table:table-cell table:style-name="ce1" office:value-type="float" office:value="0.000498804607754771" calcext:value-type="float">
            <text:p>4.99E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0223899630596" calcext:value-type="float">
            <text:p>0.3702238996</text:p>
          </table:table-cell>
          <table:table-cell office:value-type="float" office:value="0.0714146018741143" calcext:value-type="float">
            <text:p>0.0714146019</text:p>
          </table:table-cell>
          <table:table-cell office:value-type="float" office:value="0.00873152572530156" calcext:value-type="float">
            <text:p>0.0087315257</text:p>
          </table:table-cell>
          <table:table-cell table:style-name="ce1" office:value-type="float" office:value="0.000694192741119659" calcext:value-type="float">
            <text:p>6.94E-04</text:p>
          </table:table-cell>
          <table:table-cell table:style-name="ce1" office:value-type="float" office:value="0.0000470145745181006" calcext:value-type="float">
            <text:p>4.70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91687421114694" calcext:value-type="float">
            <text:p>0.3916874211</text:p>
          </table:table-cell>
          <table:table-cell office:value-type="float" office:value="0.0795240888057807" calcext:value-type="float">
            <text:p>0.0795240888</text:p>
          </table:table-cell>
          <table:table-cell office:value-type="float" office:value="0.0107955418286613" calcext:value-type="float">
            <text:p>0.0107955418</text:p>
          </table:table-cell>
          <table:table-cell table:style-name="ce1" office:value-type="float" office:value="0.000741680588041468" calcext:value-type="float">
            <text:p>7.42E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9562442614073" calcext:value-type="float">
            <text:p>0.4195624426</text:p>
          </table:table-cell>
          <table:table-cell office:value-type="float" office:value="0.0955402252315126" calcext:value-type="float">
            <text:p>0.0955402252</text:p>
          </table:table-cell>
          <table:table-cell office:value-type="float" office:value="0.0135371982022431" calcext:value-type="float">
            <text:p>0.0135371982</text:p>
          </table:table-cell>
          <table:table-cell office:value-type="float" office:value="0.00114886512379762" calcext:value-type="float">
            <text:p>0.0011488651</text:p>
          </table:table-cell>
          <table:table-cell table:style-name="ce1" office:value-type="float" office:value="0.0000460829493087558" calcext:value-type="float">
            <text:p>4.61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47340629026507" calcext:value-type="float">
            <text:p>0.447340629</text:p>
          </table:table-cell>
          <table:table-cell office:value-type="float" office:value="0.114100769347016" calcext:value-type="float">
            <text:p>0.1141007693</text:p>
          </table:table-cell>
          <table:table-cell office:value-type="float" office:value="0.0172190873219437" calcext:value-type="float">
            <text:p>0.0172190873</text:p>
          </table:table-cell>
          <table:table-cell office:value-type="float" office:value="0.00196772623865011" calcext:value-type="float">
            <text:p>0.0019677262</text:p>
          </table:table-cell>
          <table:table-cell table:style-name="ce1" office:value-type="float" office:value="0.000138343515386939" calcext:value-type="float">
            <text:p>1.38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69674904705253" calcext:value-type="float">
            <text:p>0.4696749047</text:p>
          </table:table-cell>
          <table:table-cell office:value-type="float" office:value="0.128290218024898" calcext:value-type="float">
            <text:p>0.128290218</text:p>
          </table:table-cell>
          <table:table-cell office:value-type="float" office:value="0.0211577790642911" calcext:value-type="float">
            <text:p>0.0211577791</text:p>
          </table:table-cell>
          <table:table-cell office:value-type="float" office:value="0.0025080338407666" calcext:value-type="float">
            <text:p>0.0025080338</text:p>
          </table:table-cell>
          <table:table-cell table:style-name="ce1" office:value-type="float" office:value="0.000227680738831702" calcext:value-type="float">
            <text:p>2.28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9878888082715" calcext:value-type="float">
            <text:p>0.4998788881</text:p>
          </table:table-cell>
          <table:table-cell office:value-type="float" office:value="0.143312482427579" calcext:value-type="float">
            <text:p>0.1433124824</text:p>
          </table:table-cell>
          <table:table-cell office:value-type="float" office:value="0.0277629545191665" calcext:value-type="float">
            <text:p>0.0277629545</text:p>
          </table:table-cell>
          <table:table-cell office:value-type="float" office:value="0.00407236140240194" calcext:value-type="float">
            <text:p>0.0040723614</text:p>
          </table:table-cell>
          <table:table-cell table:style-name="ce1" office:value-type="float" office:value="0.000457301286955021" calcext:value-type="float">
            <text:p>4.57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2601083918369" calcext:value-type="float">
            <text:p>0.5226010839</text:p>
          </table:table-cell>
          <table:table-cell office:value-type="float" office:value="0.160091034878752" calcext:value-type="float">
            <text:p>0.1600910349</text:p>
          </table:table-cell>
          <table:table-cell office:value-type="float" office:value="0.0331939459073785" calcext:value-type="float">
            <text:p>0.0331939459</text:p>
          </table:table-cell>
          <table:table-cell office:value-type="float" office:value="0.00452546773756324" calcext:value-type="float">
            <text:p>0.0045254677</text:p>
          </table:table-cell>
          <table:table-cell table:style-name="ce1" office:value-type="float" office:value="0.000550736832854406" calcext:value-type="float">
            <text:p>5.51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4449980809952" calcext:value-type="float">
            <text:p>0.5544499808</text:p>
          </table:table-cell>
          <table:table-cell office:value-type="float" office:value="0.180566454148716" calcext:value-type="float">
            <text:p>0.1805664541</text:p>
          </table:table-cell>
          <table:table-cell office:value-type="float" office:value="0.0391520983603837" calcext:value-type="float">
            <text:p>0.0391520984</text:p>
          </table:table-cell>
          <table:table-cell office:value-type="float" office:value="0.00622723770887506" calcext:value-type="float">
            <text:p>0.0062272377</text:p>
          </table:table-cell>
          <table:table-cell table:style-name="ce1" office:value-type="float" office:value="0.000501295245506423" calcext:value-type="float">
            <text:p>5.01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6403750097768" calcext:value-type="float">
            <text:p>0.5764037501</text:p>
          </table:table-cell>
          <table:table-cell office:value-type="float" office:value="0.204897501893656" calcext:value-type="float">
            <text:p>0.2048975019</text:p>
          </table:table-cell>
          <table:table-cell office:value-type="float" office:value="0.0497817073351812" calcext:value-type="float">
            <text:p>0.0497817073</text:p>
          </table:table-cell>
          <table:table-cell office:value-type="float" office:value="0.00851054498616071" calcext:value-type="float">
            <text:p>0.008510545</text:p>
          </table:table-cell>
          <table:table-cell table:style-name="ce1" office:value-type="float" office:value="0.000921046533747862" calcext:value-type="float">
            <text:p>9.21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4952950129202" calcext:value-type="float">
            <text:p>0.6049529501</text:p>
          </table:table-cell>
          <table:table-cell office:value-type="float" office:value="0.227435035885098" calcext:value-type="float">
            <text:p>0.2274350359</text:p>
          </table:table-cell>
          <table:table-cell office:value-type="float" office:value="0.0581053328537029" calcext:value-type="float">
            <text:p>0.0581053329</text:p>
          </table:table-cell>
          <table:table-cell office:value-type="float" office:value="0.0117784864670868" calcext:value-type="float">
            <text:p>0.0117784865</text:p>
          </table:table-cell>
          <table:table-cell office:value-type="float" office:value="0.00156446832970461" calcext:value-type="float">
            <text:p>0.00156446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25819973928388" calcext:value-type="float">
            <text:p>0.6258199739</text:p>
          </table:table-cell>
          <table:table-cell office:value-type="float" office:value="0.245436713048258" calcext:value-type="float">
            <text:p>0.245436713</text:p>
          </table:table-cell>
          <table:table-cell office:value-type="float" office:value="0.0673128655169024" calcext:value-type="float">
            <text:p>0.0673128655</text:p>
          </table:table-cell>
          <table:table-cell office:value-type="float" office:value="0.0117118376944553" calcext:value-type="float">
            <text:p>0.0117118377</text:p>
          </table:table-cell>
          <table:table-cell office:value-type="float" office:value="0.00187791375126146" calcext:value-type="float">
            <text:p>0.0018779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5569399974235" calcext:value-type="float">
            <text:p>0.6555694</text:p>
          </table:table-cell>
          <table:table-cell office:value-type="float" office:value="0.278464601414715" calcext:value-type="float">
            <text:p>0.2784646014</text:p>
          </table:table-cell>
          <table:table-cell office:value-type="float" office:value="0.0772580787843374" calcext:value-type="float">
            <text:p>0.0772580788</text:p>
          </table:table-cell>
          <table:table-cell office:value-type="float" office:value="0.0169585381978652" calcext:value-type="float">
            <text:p>0.0169585382</text:p>
          </table:table-cell>
          <table:table-cell office:value-type="float" office:value="0.00267875753475232" calcext:value-type="float">
            <text:p>0.00267875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76287696922369" calcext:value-type="float">
            <text:p>0.6762876969</text:p>
          </table:table-cell>
          <table:table-cell office:value-type="float" office:value="0.299539950849294" calcext:value-type="float">
            <text:p>0.2995399508</text:p>
          </table:table-cell>
          <table:table-cell office:value-type="float" office:value="0.0905540636297424" calcext:value-type="float">
            <text:p>0.0905540636</text:p>
          </table:table-cell>
          <table:table-cell office:value-type="float" office:value="0.0203401401723134" calcext:value-type="float">
            <text:p>0.0203401402</text:p>
          </table:table-cell>
          <table:table-cell office:value-type="float" office:value="0.00370096384874794" calcext:value-type="float">
            <text:p>0.00370096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8754802326567" calcext:value-type="float">
            <text:p>0.6987548023</text:p>
          </table:table-cell>
          <table:table-cell office:value-type="float" office:value="0.319315841911997" calcext:value-type="float">
            <text:p>0.3193158419</text:p>
          </table:table-cell>
          <table:table-cell office:value-type="float" office:value="0.105098663632616" calcext:value-type="float">
            <text:p>0.1050986636</text:p>
          </table:table-cell>
          <table:table-cell office:value-type="float" office:value="0.0262580107175198" calcext:value-type="float">
            <text:p>0.0262580107</text:p>
          </table:table-cell>
          <table:table-cell office:value-type="float" office:value="0.00436674205269028" calcext:value-type="float">
            <text:p>0.00436674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20054959085955" calcext:value-type="float">
            <text:p>0.7200549591</text:p>
          </table:table-cell>
          <table:table-cell office:value-type="float" office:value="0.344462457122529" calcext:value-type="float">
            <text:p>0.3444624571</text:p>
          </table:table-cell>
          <table:table-cell office:value-type="float" office:value="0.124666262062817" calcext:value-type="float">
            <text:p>0.1246662621</text:p>
          </table:table-cell>
          <table:table-cell office:value-type="float" office:value="0.0299554101311798" calcext:value-type="float">
            <text:p>0.0299554101</text:p>
          </table:table-cell>
          <table:table-cell office:value-type="float" office:value="0.00587356221285912" calcext:value-type="float">
            <text:p>0.00587356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38815523233216" calcext:value-type="float">
            <text:p>0.7388155232</text:p>
          </table:table-cell>
          <table:table-cell office:value-type="float" office:value="0.373556624256569" calcext:value-type="float">
            <text:p>0.3735566243</text:p>
          </table:table-cell>
          <table:table-cell office:value-type="float" office:value="0.13470103438767" calcext:value-type="float">
            <text:p>0.1347010344</text:p>
          </table:table-cell>
          <table:table-cell office:value-type="float" office:value="0.0386622607304818" calcext:value-type="float">
            <text:p>0.0386622607</text:p>
          </table:table-cell>
          <table:table-cell office:value-type="float" office:value="0.00735719229135032" calcext:value-type="float">
            <text:p>0.0073571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56287584407737" calcext:value-type="float">
            <text:p>0.7562875844</text:p>
          </table:table-cell>
          <table:table-cell office:value-type="float" office:value="0.396418356136219" calcext:value-type="float">
            <text:p>0.3964183561</text:p>
          </table:table-cell>
          <table:table-cell office:value-type="float" office:value="0.157981624490661" calcext:value-type="float">
            <text:p>0.1579816245</text:p>
          </table:table-cell>
          <table:table-cell office:value-type="float" office:value="0.0439309480743172" calcext:value-type="float">
            <text:p>0.0439309481</text:p>
          </table:table-cell>
          <table:table-cell office:value-type="float" office:value="0.00881102595861734" calcext:value-type="float">
            <text:p>0.0088110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77599688297863" calcext:value-type="float">
            <text:p>0.7775996883</text:p>
          </table:table-cell>
          <table:table-cell office:value-type="float" office:value="0.426450259093519" calcext:value-type="float">
            <text:p>0.4264502591</text:p>
          </table:table-cell>
          <table:table-cell office:value-type="float" office:value="0.170853803195371" calcext:value-type="float">
            <text:p>0.1708538032</text:p>
          </table:table-cell>
          <table:table-cell office:value-type="float" office:value="0.0510810041875657" calcext:value-type="float">
            <text:p>0.0510810042</text:p>
          </table:table-cell>
          <table:table-cell office:value-type="float" office:value="0.0120986148964169" calcext:value-type="float">
            <text:p>0.01209861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90315374190705" calcext:value-type="float">
            <text:p>0.7903153742</text:p>
          </table:table-cell>
          <table:table-cell office:value-type="float" office:value="0.457859741100337" calcext:value-type="float">
            <text:p>0.4578597411</text:p>
          </table:table-cell>
          <table:table-cell office:value-type="float" office:value="0.188044768947451" calcext:value-type="float">
            <text:p>0.1880447689</text:p>
          </table:table-cell>
          <table:table-cell office:value-type="float" office:value="0.0590228482117277" calcext:value-type="float">
            <text:p>0.0590228482</text:p>
          </table:table-cell>
          <table:table-cell office:value-type="float" office:value="0.0155864852319038" calcext:value-type="float">
            <text:p>0.0155864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1967316142514" calcext:value-type="float">
            <text:p>0.8119673161</text:p>
          </table:table-cell>
          <table:table-cell office:value-type="float" office:value="0.480965716629832" calcext:value-type="float">
            <text:p>0.4809657166</text:p>
          </table:table-cell>
          <table:table-cell office:value-type="float" office:value="0.208350344474903" calcext:value-type="float">
            <text:p>0.2083503445</text:p>
          </table:table-cell>
          <table:table-cell office:value-type="float" office:value="0.0721226834608926" calcext:value-type="float">
            <text:p>0.0721226835</text:p>
          </table:table-cell>
          <table:table-cell office:value-type="float" office:value="0.0180339832895659" calcext:value-type="float">
            <text:p>0.01803398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25388772777961" calcext:value-type="float">
            <text:p>0.8253887728</text:p>
          </table:table-cell>
          <table:table-cell office:value-type="float" office:value="0.511391543084318" calcext:value-type="float">
            <text:p>0.5113915431</text:p>
          </table:table-cell>
          <table:table-cell office:value-type="float" office:value="0.230183407503718" calcext:value-type="float">
            <text:p>0.2301834075</text:p>
          </table:table-cell>
          <table:table-cell office:value-type="float" office:value="0.0823413314404423" calcext:value-type="float">
            <text:p>0.0823413314</text:p>
          </table:table-cell>
          <table:table-cell office:value-type="float" office:value="0.0215165511908278" calcext:value-type="float">
            <text:p>0.02151655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3456293938478" calcext:value-type="float">
            <text:p>0.8434562939</text:p>
          </table:table-cell>
          <table:table-cell office:value-type="float" office:value="0.541516930925603" calcext:value-type="float">
            <text:p>0.5415169309</text:p>
          </table:table-cell>
          <table:table-cell office:value-type="float" office:value="0.257797927560046" calcext:value-type="float">
            <text:p>0.2577979276</text:p>
          </table:table-cell>
          <table:table-cell office:value-type="float" office:value="0.0914101444872097" calcext:value-type="float">
            <text:p>0.0914101445</text:p>
          </table:table-cell>
          <table:table-cell office:value-type="float" office:value="0.0272230058955979" calcext:value-type="float">
            <text:p>0.02722300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56945941368992" calcext:value-type="float">
            <text:p>0.8569459414</text:p>
          </table:table-cell>
          <table:table-cell office:value-type="float" office:value="0.559630146655525" calcext:value-type="float">
            <text:p>0.5596301467</text:p>
          </table:table-cell>
          <table:table-cell office:value-type="float" office:value="0.279924460782423" calcext:value-type="float">
            <text:p>0.2799244608</text:p>
          </table:table-cell>
          <table:table-cell office:value-type="float" office:value="0.108383070214936" calcext:value-type="float">
            <text:p>0.1083830702</text:p>
          </table:table-cell>
          <table:table-cell office:value-type="float" office:value="0.0344291176543384" calcext:value-type="float">
            <text:p>0.0344291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8001187253469" calcext:value-type="float">
            <text:p>0.8680011873</text:p>
          </table:table-cell>
          <table:table-cell office:value-type="float" office:value="0.587852888421546" calcext:value-type="float">
            <text:p>0.5878528884</text:p>
          </table:table-cell>
          <table:table-cell office:value-type="float" office:value="0.308341928024075" calcext:value-type="float">
            <text:p>0.308341928</text:p>
          </table:table-cell>
          <table:table-cell office:value-type="float" office:value="0.125921592292444" calcext:value-type="float">
            <text:p>0.1259215923</text:p>
          </table:table-cell>
          <table:table-cell office:value-type="float" office:value="0.0400298412114043" calcext:value-type="float">
            <text:p>0.04002984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81858099637094" calcext:value-type="float">
            <text:p>0.8818580996</text:p>
          </table:table-cell>
          <table:table-cell office:value-type="float" office:value="0.613500584632118" calcext:value-type="float">
            <text:p>0.6135005846</text:p>
          </table:table-cell>
          <table:table-cell office:value-type="float" office:value="0.326461547706723" calcext:value-type="float">
            <text:p>0.3264615477</text:p>
          </table:table-cell>
          <table:table-cell office:value-type="float" office:value="0.135262503590035" calcext:value-type="float">
            <text:p>0.1352625036</text:p>
          </table:table-cell>
          <table:table-cell office:value-type="float" office:value="0.0425548449489958" calcext:value-type="float">
            <text:p>0.04255484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91053680172814" calcext:value-type="float">
            <text:p>0.8910536802</text:p>
          </table:table-cell>
          <table:table-cell office:value-type="float" office:value="0.641766534030316" calcext:value-type="float">
            <text:p>0.641766534</text:p>
          </table:table-cell>
          <table:table-cell office:value-type="float" office:value="0.355682487058463" calcext:value-type="float">
            <text:p>0.3556824871</text:p>
          </table:table-cell>
          <table:table-cell office:value-type="float" office:value="0.15696915961233" calcext:value-type="float">
            <text:p>0.1569691596</text:p>
          </table:table-cell>
          <table:table-cell office:value-type="float" office:value="0.0552900119283179" calcext:value-type="float">
            <text:p>0.05529001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01447316956618" calcext:value-type="float">
            <text:p>0.901447317</text:p>
          </table:table-cell>
          <table:table-cell office:value-type="float" office:value="0.659116522459461" calcext:value-type="float">
            <text:p>0.6591165225</text:p>
          </table:table-cell>
          <table:table-cell office:value-type="float" office:value="0.382728687343058" calcext:value-type="float">
            <text:p>0.3827286873</text:p>
          </table:table-cell>
          <table:table-cell office:value-type="float" office:value="0.172201158756691" calcext:value-type="float">
            <text:p>0.1722011588</text:p>
          </table:table-cell>
          <table:table-cell office:value-type="float" office:value="0.0636381165155221" calcext:value-type="float">
            <text:p>0.06363811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09286911972299" calcext:value-type="float">
            <text:p>0.909286912</text:p>
          </table:table-cell>
          <table:table-cell office:value-type="float" office:value="0.683790935399883" calcext:value-type="float">
            <text:p>0.6837909354</text:p>
          </table:table-cell>
          <table:table-cell office:value-type="float" office:value="0.409632910008492" calcext:value-type="float">
            <text:p>0.40963291</text:p>
          </table:table-cell>
          <table:table-cell office:value-type="float" office:value="0.19358332222469" calcext:value-type="float">
            <text:p>0.1935833222</text:p>
          </table:table-cell>
          <table:table-cell office:value-type="float" office:value="0.0711245376616372" calcext:value-type="float">
            <text:p>0.0711245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0701305275996" calcext:value-type="float">
            <text:p>0.9207013053</text:p>
          </table:table-cell>
          <table:table-cell office:value-type="float" office:value="0.707727294877956" calcext:value-type="float">
            <text:p>0.7077272949</text:p>
          </table:table-cell>
          <table:table-cell office:value-type="float" office:value="0.436056195544837" calcext:value-type="float">
            <text:p>0.4360561955</text:p>
          </table:table-cell>
          <table:table-cell office:value-type="float" office:value="0.218403829450966" calcext:value-type="float">
            <text:p>0.2184038295</text:p>
          </table:table-cell>
          <table:table-cell office:value-type="float" office:value="0.0851676107166456" calcext:value-type="float">
            <text:p>0.08516761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9428353076668" calcext:value-type="float">
            <text:p>0.9294283531</text:p>
          </table:table-cell>
          <table:table-cell office:value-type="float" office:value="0.732840233943481" calcext:value-type="float">
            <text:p>0.7328402339</text:p>
          </table:table-cell>
          <table:table-cell office:value-type="float" office:value="0.461213691734326" calcext:value-type="float">
            <text:p>0.4612136917</text:p>
          </table:table-cell>
          <table:table-cell office:value-type="float" office:value="0.240972847267091" calcext:value-type="float">
            <text:p>0.2409728473</text:p>
          </table:table-cell>
          <table:table-cell office:value-type="float" office:value="0.0956834901522167" calcext:value-type="float">
            <text:p>0.09568349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33661234478966" calcext:value-type="float">
            <text:p>0.9336612345</text:p>
          </table:table-cell>
          <table:table-cell office:value-type="float" office:value="0.751264107839247" calcext:value-type="float">
            <text:p>0.7512641078</text:p>
          </table:table-cell>
          <table:table-cell office:value-type="float" office:value="0.49352777263866" calcext:value-type="float">
            <text:p>0.4935277726</text:p>
          </table:table-cell>
          <table:table-cell office:value-type="float" office:value="0.261688998114488" calcext:value-type="float">
            <text:p>0.2616889981</text:p>
          </table:table-cell>
          <table:table-cell office:value-type="float" office:value="0.112133352288046" calcext:value-type="float">
            <text:p>0.11213335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40714453094317" calcext:value-type="float">
            <text:p>0.9407144531</text:p>
          </table:table-cell>
          <table:table-cell office:value-type="float" office:value="0.770247313941936" calcext:value-type="float">
            <text:p>0.7702473139</text:p>
          </table:table-cell>
          <table:table-cell office:value-type="float" office:value="0.51914674159033" calcext:value-type="float">
            <text:p>0.5191467416</text:p>
          </table:table-cell>
          <table:table-cell office:value-type="float" office:value="0.285294079430764" calcext:value-type="float">
            <text:p>0.2852940794</text:p>
          </table:table-cell>
          <table:table-cell office:value-type="float" office:value="0.124599893574247" calcext:value-type="float">
            <text:p>0.12459989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47359596467619" calcext:value-type="float">
            <text:p>0.9473595965</text:p>
          </table:table-cell>
          <table:table-cell office:value-type="float" office:value="0.788714024764369" calcext:value-type="float">
            <text:p>0.7887140248</text:p>
          </table:table-cell>
          <table:table-cell office:value-type="float" office:value="0.540714445242735" calcext:value-type="float">
            <text:p>0.5407144452</text:p>
          </table:table-cell>
          <table:table-cell office:value-type="float" office:value="0.308602141507074" calcext:value-type="float">
            <text:p>0.3086021415</text:p>
          </table:table-cell>
          <table:table-cell office:value-type="float" office:value="0.1422421853016" calcext:value-type="float">
            <text:p>0.14224218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3774850961952" calcext:value-type="float">
            <text:p>0.953774851</text:p>
          </table:table-cell>
          <table:table-cell office:value-type="float" office:value="0.801463156293187" calcext:value-type="float">
            <text:p>0.8014631563</text:p>
          </table:table-cell>
          <table:table-cell office:value-type="float" office:value="0.566713686285622" calcext:value-type="float">
            <text:p>0.5667136863</text:p>
          </table:table-cell>
          <table:table-cell office:value-type="float" office:value="0.32813405172002" calcext:value-type="float">
            <text:p>0.3281340517</text:p>
          </table:table-cell>
          <table:table-cell office:value-type="float" office:value="0.160182308372919" calcext:value-type="float">
            <text:p>0.1601823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0231131574054" calcext:value-type="float">
            <text:p>0.9602311316</text:p>
          </table:table-cell>
          <table:table-cell office:value-type="float" office:value="0.819910968523491" calcext:value-type="float">
            <text:p>0.8199109685</text:p>
          </table:table-cell>
          <table:table-cell office:value-type="float" office:value="0.594488576861741" calcext:value-type="float">
            <text:p>0.5944885769</text:p>
          </table:table-cell>
          <table:table-cell office:value-type="float" office:value="0.359104587290836" calcext:value-type="float">
            <text:p>0.3591045873</text:p>
          </table:table-cell>
          <table:table-cell office:value-type="float" office:value="0.180487019794536" calcext:value-type="float">
            <text:p>0.18048701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63314854139046" calcext:value-type="float">
            <text:p>0.9633148541</text:p>
          </table:table-cell>
          <table:table-cell office:value-type="float" office:value="0.833621047342094" calcext:value-type="float">
            <text:p>0.8336210473</text:p>
          </table:table-cell>
          <table:table-cell office:value-type="float" office:value="0.623948415223396" calcext:value-type="float">
            <text:p>0.6239484152</text:p>
          </table:table-cell>
          <table:table-cell office:value-type="float" office:value="0.384007031760961" calcext:value-type="float">
            <text:p>0.3840070318</text:p>
          </table:table-cell>
          <table:table-cell office:value-type="float" office:value="0.196353783465237" calcext:value-type="float">
            <text:p>0.19635378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69340636202691" calcext:value-type="float">
            <text:p>0.9693406362</text:p>
          </table:table-cell>
          <table:table-cell office:value-type="float" office:value="0.848264658563131" calcext:value-type="float">
            <text:p>0.8482646586</text:p>
          </table:table-cell>
          <table:table-cell office:value-type="float" office:value="0.652867288747378" calcext:value-type="float">
            <text:p>0.6528672887</text:p>
          </table:table-cell>
          <table:table-cell office:value-type="float" office:value="0.408511867776475" calcext:value-type="float">
            <text:p>0.4085118678</text:p>
          </table:table-cell>
          <table:table-cell office:value-type="float" office:value="0.215804228886409" calcext:value-type="float">
            <text:p>0.21580422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73546819497161" calcext:value-type="float">
            <text:p>0.9735468195</text:p>
          </table:table-cell>
          <table:table-cell office:value-type="float" office:value="0.867085175437621" calcext:value-type="float">
            <text:p>0.8670851754</text:p>
          </table:table-cell>
          <table:table-cell office:value-type="float" office:value="0.667085141275472" calcext:value-type="float">
            <text:p>0.6670851413</text:p>
          </table:table-cell>
          <table:table-cell office:value-type="float" office:value="0.437354022851275" calcext:value-type="float">
            <text:p>0.4373540229</text:p>
          </table:table-cell>
          <table:table-cell office:value-type="float" office:value="0.2431779047655" calcext:value-type="float">
            <text:p>0.24317790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74355377977853" calcext:value-type="float">
            <text:p>0.974355378</text:p>
          </table:table-cell>
          <table:table-cell office:value-type="float" office:value="0.876951115063817" calcext:value-type="float">
            <text:p>0.8769511151</text:p>
          </table:table-cell>
          <table:table-cell office:value-type="float" office:value="0.69484456803793" calcext:value-type="float">
            <text:p>0.694844568</text:p>
          </table:table-cell>
          <table:table-cell office:value-type="float" office:value="0.469290180366664" calcext:value-type="float">
            <text:p>0.4692901804</text:p>
          </table:table-cell>
          <table:table-cell office:value-type="float" office:value="0.265699911659936" calcext:value-type="float">
            <text:p>0.2656999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9986610159725" calcext:value-type="float">
            <text:p>0.9799866102</text:p>
          </table:table-cell>
          <table:table-cell office:value-type="float" office:value="0.888553922653128" calcext:value-type="float">
            <text:p>0.8885539227</text:p>
          </table:table-cell>
          <table:table-cell office:value-type="float" office:value="0.713674637343487" calcext:value-type="float">
            <text:p>0.7136746373</text:p>
          </table:table-cell>
          <table:table-cell office:value-type="float" office:value="0.485855249100802" calcext:value-type="float">
            <text:p>0.4858552491</text:p>
          </table:table-cell>
          <table:table-cell office:value-type="float" office:value="0.286118735939776" calcext:value-type="float">
            <text:p>0.28611873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80710109245242" calcext:value-type="float">
            <text:p>0.9807101092</text:p>
          </table:table-cell>
          <table:table-cell office:value-type="float" office:value="0.900153816650496" calcext:value-type="float">
            <text:p>0.9001538167</text:p>
          </table:table-cell>
          <table:table-cell office:value-type="float" office:value="0.734931653452515" calcext:value-type="float">
            <text:p>0.7349316535</text:p>
          </table:table-cell>
          <table:table-cell office:value-type="float" office:value="0.51702456518491" calcext:value-type="float">
            <text:p>0.5170245652</text:p>
          </table:table-cell>
          <table:table-cell office:value-type="float" office:value="0.307258214271898" calcext:value-type="float">
            <text:p>0.3072582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83122461079314" calcext:value-type="float">
            <text:p>0.9831224611</text:p>
          </table:table-cell>
          <table:table-cell office:value-type="float" office:value="0.911311300158702" calcext:value-type="float">
            <text:p>0.9113113002</text:p>
          </table:table-cell>
          <table:table-cell office:value-type="float" office:value="0.750711957524818" calcext:value-type="float">
            <text:p>0.7507119575</text:p>
          </table:table-cell>
          <table:table-cell office:value-type="float" office:value="0.549904388071192" calcext:value-type="float">
            <text:p>0.5499043881</text:p>
          </table:table-cell>
          <table:table-cell office:value-type="float" office:value="0.33890949928935" calcext:value-type="float">
            <text:p>0.33890949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86296711567856" calcext:value-type="float">
            <text:p>0.9862967116</text:p>
          </table:table-cell>
          <table:table-cell office:value-type="float" office:value="0.921462740470981" calcext:value-type="float">
            <text:p>0.9214627405</text:p>
          </table:table-cell>
          <table:table-cell office:value-type="float" office:value="0.778526930825386" calcext:value-type="float">
            <text:p>0.7785269308</text:p>
          </table:table-cell>
          <table:table-cell office:value-type="float" office:value="0.571903416355124" calcext:value-type="float">
            <text:p>0.5719034164</text:p>
          </table:table-cell>
          <table:table-cell office:value-type="float" office:value="0.362537803267272" calcext:value-type="float">
            <text:p>0.3625378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7904977328663" calcext:value-type="float">
            <text:p>0.9879049773</text:p>
          </table:table-cell>
          <table:table-cell office:value-type="float" office:value="0.927256466556242" calcext:value-type="float">
            <text:p>0.9272564666</text:p>
          </table:table-cell>
          <table:table-cell office:value-type="float" office:value="0.798899176676527" calcext:value-type="float">
            <text:p>0.7988991767</text:p>
          </table:table-cell>
          <table:table-cell office:value-type="float" office:value="0.598570789874234" calcext:value-type="float">
            <text:p>0.5985707899</text:p>
          </table:table-cell>
          <table:table-cell office:value-type="float" office:value="0.393479824004966" calcext:value-type="float">
            <text:p>0.3934798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8415300492224" calcext:value-type="float">
            <text:p>0.9884153005</text:p>
          </table:table-cell>
          <table:table-cell office:value-type="float" office:value="0.94041757130773" calcext:value-type="float">
            <text:p>0.9404175713</text:p>
          </table:table-cell>
          <table:table-cell office:value-type="float" office:value="0.810307003062906" calcext:value-type="float">
            <text:p>0.8103070031</text:p>
          </table:table-cell>
          <table:table-cell office:value-type="float" office:value="0.62332903506252" calcext:value-type="float">
            <text:p>0.6233290351</text:p>
          </table:table-cell>
          <table:table-cell office:value-type="float" office:value="0.418358874841128" calcext:value-type="float">
            <text:p>0.41835887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0224811490524" calcext:value-type="float">
            <text:p>0.9902248115</text:p>
          </table:table-cell>
          <table:table-cell office:value-type="float" office:value="0.944396774603421" calcext:value-type="float">
            <text:p>0.9443967746</text:p>
          </table:table-cell>
          <table:table-cell office:value-type="float" office:value="0.830053967740221" calcext:value-type="float">
            <text:p>0.8300539677</text:p>
          </table:table-cell>
          <table:table-cell office:value-type="float" office:value="0.6438044359355" calcext:value-type="float">
            <text:p>0.6438044359</text:p>
          </table:table-cell>
          <table:table-cell office:value-type="float" office:value="0.445913567866511" calcext:value-type="float">
            <text:p>0.44591356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248489056007" calcext:value-type="float">
            <text:p>0.9924848906</text:p>
          </table:table-cell>
          <table:table-cell office:value-type="float" office:value="0.949383990618207" calcext:value-type="float">
            <text:p>0.9493839906</text:p>
          </table:table-cell>
          <table:table-cell office:value-type="float" office:value="0.846872378467561" calcext:value-type="float">
            <text:p>0.8468723785</text:p>
          </table:table-cell>
          <table:table-cell office:value-type="float" office:value="0.667632880738551" calcext:value-type="float">
            <text:p>0.6676328807</text:p>
          </table:table-cell>
          <table:table-cell office:value-type="float" office:value="0.472446802115888" calcext:value-type="float">
            <text:p>0.47244680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309771600807" calcext:value-type="float">
            <text:p>0.993097716</text:p>
          </table:table-cell>
          <table:table-cell office:value-type="float" office:value="0.955692780671595" calcext:value-type="float">
            <text:p>0.9556927807</text:p>
          </table:table-cell>
          <table:table-cell office:value-type="float" office:value="0.860935789955745" calcext:value-type="float">
            <text:p>0.86093579</text:p>
          </table:table-cell>
          <table:table-cell office:value-type="float" office:value="0.69175739000624" calcext:value-type="float">
            <text:p>0.69175739</text:p>
          </table:table-cell>
          <table:table-cell office:value-type="float" office:value="0.497880519420504" calcext:value-type="float">
            <text:p>0.49788051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3905691006494" calcext:value-type="float">
            <text:p>0.993905691</text:p>
          </table:table-cell>
          <table:table-cell office:value-type="float" office:value="0.962025678350003" calcext:value-type="float">
            <text:p>0.9620256784</text:p>
          </table:table-cell>
          <table:table-cell office:value-type="float" office:value="0.871297215175476" calcext:value-type="float">
            <text:p>0.8712972152</text:p>
          </table:table-cell>
          <table:table-cell office:value-type="float" office:value="0.716360454765772" calcext:value-type="float">
            <text:p>0.7163604548</text:p>
          </table:table-cell>
          <table:table-cell office:value-type="float" office:value="0.52744568259491" calcext:value-type="float">
            <text:p>0.52744568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4209032806028" calcext:value-type="float">
            <text:p>0.9942090328</text:p>
          </table:table-cell>
          <table:table-cell office:value-type="float" office:value="0.963945326195099" calcext:value-type="float">
            <text:p>0.9639453262</text:p>
          </table:table-cell>
          <table:table-cell office:value-type="float" office:value="0.87974628652166" calcext:value-type="float">
            <text:p>0.8797462865</text:p>
          </table:table-cell>
          <table:table-cell office:value-type="float" office:value="0.737913618068486" calcext:value-type="float">
            <text:p>0.7379136181</text:p>
          </table:table-cell>
          <table:table-cell office:value-type="float" office:value="0.54861046176392" calcext:value-type="float">
            <text:p>0.54861046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9528865422616" calcext:value-type="float">
            <text:p>0.9952886542</text:p>
          </table:table-cell>
          <table:table-cell office:value-type="float" office:value="0.968717375784519" calcext:value-type="float">
            <text:p>0.9687173758</text:p>
          </table:table-cell>
          <table:table-cell office:value-type="float" office:value="0.896082641895393" calcext:value-type="float">
            <text:p>0.8960826419</text:p>
          </table:table-cell>
          <table:table-cell office:value-type="float" office:value="0.759283869840088" calcext:value-type="float">
            <text:p>0.7592838698</text:p>
          </table:table-cell>
          <table:table-cell office:value-type="float" office:value="0.584304369735108" calcext:value-type="float">
            <text:p>0.58430436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6065369975867" calcext:value-type="float">
            <text:p>0.99606537</text:p>
          </table:table-cell>
          <table:table-cell office:value-type="float" office:value="0.973177616750513" calcext:value-type="float">
            <text:p>0.9731776168</text:p>
          </table:table-cell>
          <table:table-cell office:value-type="float" office:value="0.903245236747162" calcext:value-type="float">
            <text:p>0.9032452367</text:p>
          </table:table-cell>
          <table:table-cell office:value-type="float" office:value="0.781437836152338" calcext:value-type="float">
            <text:p>0.7814378362</text:p>
          </table:table-cell>
          <table:table-cell office:value-type="float" office:value="0.607666530299334" calcext:value-type="float">
            <text:p>0.60766653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6734185275489" calcext:value-type="float">
            <text:p>0.9967341853</text:p>
          </table:table-cell>
          <table:table-cell office:value-type="float" office:value="0.977304860700756" calcext:value-type="float">
            <text:p>0.9773048607</text:p>
          </table:table-cell>
          <table:table-cell office:value-type="float" office:value="0.916753238051386" calcext:value-type="float">
            <text:p>0.9167532381</text:p>
          </table:table-cell>
          <table:table-cell office:value-type="float" office:value="0.795715214493231" calcext:value-type="float">
            <text:p>0.7957152145</text:p>
          </table:table-cell>
          <table:table-cell office:value-type="float" office:value="0.628105384040913" calcext:value-type="float">
            <text:p>0.628105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6529896500702" calcext:value-type="float">
            <text:p>0.9965298965</text:p>
          </table:table-cell>
          <table:table-cell office:value-type="float" office:value="0.979689805224339" calcext:value-type="float">
            <text:p>0.9796898052</text:p>
          </table:table-cell>
          <table:table-cell office:value-type="float" office:value="0.9277935005538" calcext:value-type="float">
            <text:p>0.9277935006</text:p>
          </table:table-cell>
          <table:table-cell office:value-type="float" office:value="0.815502676791278" calcext:value-type="float">
            <text:p>0.8155026768</text:p>
          </table:table-cell>
          <table:table-cell office:value-type="float" office:value="0.654968411888259" calcext:value-type="float">
            <text:p>0.65496841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795494720856" calcext:value-type="float">
            <text:p>0.9979549472</text:p>
          </table:table-cell>
          <table:table-cell office:value-type="float" office:value="0.982073504243195" calcext:value-type="float">
            <text:p>0.9820735042</text:p>
          </table:table-cell>
          <table:table-cell office:value-type="float" office:value="0.936532687692267" calcext:value-type="float">
            <text:p>0.9365326877</text:p>
          </table:table-cell>
          <table:table-cell office:value-type="float" office:value="0.832081897674164" calcext:value-type="float">
            <text:p>0.8320818977</text:p>
          </table:table-cell>
          <table:table-cell office:value-type="float" office:value="0.683298469541319" calcext:value-type="float">
            <text:p>0.68329846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8322134855432" calcext:value-type="float">
            <text:p>0.9983221349</text:p>
          </table:table-cell>
          <table:table-cell office:value-type="float" office:value="0.984637250416436" calcext:value-type="float">
            <text:p>0.9846372504</text:p>
          </table:table-cell>
          <table:table-cell office:value-type="float" office:value="0.94269118856678" calcext:value-type="float">
            <text:p>0.9426911886</text:p>
          </table:table-cell>
          <table:table-cell office:value-type="float" office:value="0.852458952373075" calcext:value-type="float">
            <text:p>0.8524589524</text:p>
          </table:table-cell>
          <table:table-cell office:value-type="float" office:value="0.701913884515823" calcext:value-type="float">
            <text:p>0.70191388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8576587696976" calcext:value-type="float">
            <text:p>0.9985765877</text:p>
          </table:table-cell>
          <table:table-cell office:value-type="float" office:value="0.987348236896849" calcext:value-type="float">
            <text:p>0.9873482369</text:p>
          </table:table-cell>
          <table:table-cell office:value-type="float" office:value="0.948646774375798" calcext:value-type="float">
            <text:p>0.9486467744</text:p>
          </table:table-cell>
          <table:table-cell office:value-type="float" office:value="0.864722095442701" calcext:value-type="float">
            <text:p>0.8647220954</text:p>
          </table:table-cell>
          <table:table-cell office:value-type="float" office:value="0.727645229013654" calcext:value-type="float">
            <text:p>0.727645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8732308982644" calcext:value-type="float">
            <text:p>0.998732309</text:p>
          </table:table-cell>
          <table:table-cell office:value-type="float" office:value="0.988542725806962" calcext:value-type="float">
            <text:p>0.9885427258</text:p>
          </table:table-cell>
          <table:table-cell office:value-type="float" office:value="0.955010036586587" calcext:value-type="float">
            <text:p>0.9550100366</text:p>
          </table:table-cell>
          <table:table-cell office:value-type="float" office:value="0.874887480389561" calcext:value-type="float">
            <text:p>0.8748874804</text:p>
          </table:table-cell>
          <table:table-cell office:value-type="float" office:value="0.750878345407358" calcext:value-type="float">
            <text:p>0.7508783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8800945938931" calcext:value-type="float">
            <text:p>0.9988009459</text:p>
          </table:table-cell>
          <table:table-cell office:value-type="float" office:value="0.990793423729241" calcext:value-type="float">
            <text:p>0.9907934237</text:p>
          </table:table-cell>
          <table:table-cell office:value-type="float" office:value="0.960017056777952" calcext:value-type="float">
            <text:p>0.9600170568</text:p>
          </table:table-cell>
          <table:table-cell office:value-type="float" office:value="0.886157672278602" calcext:value-type="float">
            <text:p>0.8861576723</text:p>
          </table:table-cell>
          <table:table-cell office:value-type="float" office:value="0.764313639835742" calcext:value-type="float">
            <text:p>0.76431363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8937371542557" calcext:value-type="float">
            <text:p>0.9989373715</text:p>
          </table:table-cell>
          <table:table-cell office:value-type="float" office:value="0.99192208163857" calcext:value-type="float">
            <text:p>0.9919220816</text:p>
          </table:table-cell>
          <table:table-cell office:value-type="float" office:value="0.963620830541299" calcext:value-type="float">
            <text:p>0.9636208305</text:p>
          </table:table-cell>
          <table:table-cell office:value-type="float" office:value="0.897655884607013" calcext:value-type="float">
            <text:p>0.8976558846</text:p>
          </table:table-cell>
          <table:table-cell office:value-type="float" office:value="0.78757398947608" calcext:value-type="float">
            <text:p>0.7875739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07811845121" calcext:value-type="float">
            <text:p>0.9990781185</text:p>
          </table:table-cell>
          <table:table-cell office:value-type="float" office:value="0.993242848900186" calcext:value-type="float">
            <text:p>0.9932428489</text:p>
          </table:table-cell>
          <table:table-cell office:value-type="float" office:value="0.968595943882577" calcext:value-type="float">
            <text:p>0.9685959439</text:p>
          </table:table-cell>
          <table:table-cell office:value-type="float" office:value="0.912678901569647" calcext:value-type="float">
            <text:p>0.9126789016</text:p>
          </table:table-cell>
          <table:table-cell office:value-type="float" office:value="0.804270604996271" calcext:value-type="float">
            <text:p>0.8042706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181123046606" calcext:value-type="float">
            <text:p>0.999181123</text:p>
          </table:table-cell>
          <table:table-cell office:value-type="float" office:value="0.994057993252149" calcext:value-type="float">
            <text:p>0.9940579933</text:p>
          </table:table-cell>
          <table:table-cell office:value-type="float" office:value="0.973054993529085" calcext:value-type="float">
            <text:p>0.9730549935</text:p>
          </table:table-cell>
          <table:table-cell office:value-type="float" office:value="0.922320560999647" calcext:value-type="float">
            <text:p>0.922320561</text:p>
          </table:table-cell>
          <table:table-cell office:value-type="float" office:value="0.824758050545292" calcext:value-type="float">
            <text:p>0.82475805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775727671767" calcext:value-type="float">
            <text:p>0.9997757277</text:p>
          </table:table-cell>
          <table:table-cell office:value-type="float" office:value="0.994287484611603" calcext:value-type="float">
            <text:p>0.9942874846</text:p>
          </table:table-cell>
          <table:table-cell office:value-type="float" office:value="0.975403807854092" calcext:value-type="float">
            <text:p>0.9754038079</text:p>
          </table:table-cell>
          <table:table-cell office:value-type="float" office:value="0.928405355801073" calcext:value-type="float">
            <text:p>0.9284053558</text:p>
          </table:table-cell>
          <table:table-cell office:value-type="float" office:value="0.839896132766292" calcext:value-type="float">
            <text:p>0.83989613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632666589516" calcext:value-type="float">
            <text:p>0.9996326666</text:p>
          </table:table-cell>
          <table:table-cell office:value-type="float" office:value="0.995586848446507" calcext:value-type="float">
            <text:p>0.9955868484</text:p>
          </table:table-cell>
          <table:table-cell office:value-type="float" office:value="0.980302631594651" calcext:value-type="float">
            <text:p>0.9803026316</text:p>
          </table:table-cell>
          <table:table-cell office:value-type="float" office:value="0.932966853971014" calcext:value-type="float">
            <text:p>0.932966854</text:p>
          </table:table-cell>
          <table:table-cell office:value-type="float" office:value="0.85358486784982" calcext:value-type="float">
            <text:p>0.85358486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591365823483" calcext:value-type="float">
            <text:p>0.9995913658</text:p>
          </table:table-cell>
          <table:table-cell office:value-type="float" office:value="0.996586446216092" calcext:value-type="float">
            <text:p>0.9965864462</text:p>
          </table:table-cell>
          <table:table-cell office:value-type="float" office:value="0.982159071942212" calcext:value-type="float">
            <text:p>0.9821590719</text:p>
          </table:table-cell>
          <table:table-cell office:value-type="float" office:value="0.944148538504893" calcext:value-type="float">
            <text:p>0.9441485385</text:p>
          </table:table-cell>
          <table:table-cell office:value-type="float" office:value="0.872851389662975" calcext:value-type="float">
            <text:p>0.87285138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722293275871" calcext:value-type="float">
            <text:p>0.9997222933</text:p>
          </table:table-cell>
          <table:table-cell office:value-type="float" office:value="0.996276251048483" calcext:value-type="float">
            <text:p>0.996276251</text:p>
          </table:table-cell>
          <table:table-cell office:value-type="float" office:value="0.983396957374492" calcext:value-type="float">
            <text:p>0.9833969574</text:p>
          </table:table-cell>
          <table:table-cell office:value-type="float" office:value="0.951911834976567" calcext:value-type="float">
            <text:p>0.951911835</text:p>
          </table:table-cell>
          <table:table-cell office:value-type="float" office:value="0.883274132436047" calcext:value-type="float">
            <text:p>0.88327413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862984102212" calcext:value-type="float">
            <text:p>0.9998629841</text:p>
          </table:table-cell>
          <table:table-cell office:value-type="float" office:value="0.997858017645926" calcext:value-type="float">
            <text:p>0.9978580176</text:p>
          </table:table-cell>
          <table:table-cell office:value-type="float" office:value="0.987449425978357" calcext:value-type="float">
            <text:p>0.987449426</text:p>
          </table:table-cell>
          <table:table-cell office:value-type="float" office:value="0.956299251265052" calcext:value-type="float">
            <text:p>0.9562992513</text:p>
          </table:table-cell>
          <table:table-cell office:value-type="float" office:value="0.893217606409431" calcext:value-type="float">
            <text:p>0.89321760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722065332301" calcext:value-type="float">
            <text:p>0.9997220653</text:p>
          </table:table-cell>
          <table:table-cell office:value-type="float" office:value="0.998262607618479" calcext:value-type="float">
            <text:p>0.9982626076</text:p>
          </table:table-cell>
          <table:table-cell office:value-type="float" office:value="0.989525669880289" calcext:value-type="float">
            <text:p>0.9895256699</text:p>
          </table:table-cell>
          <table:table-cell office:value-type="float" office:value="0.964623505376923" calcext:value-type="float">
            <text:p>0.9646235054</text:p>
          </table:table-cell>
          <table:table-cell office:value-type="float" office:value="0.909520163630305" calcext:value-type="float">
            <text:p>0.90952016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726657258534" calcext:value-type="float">
            <text:p>0.9997266573</text:p>
          </table:table-cell>
          <table:table-cell office:value-type="float" office:value="0.998673170433308" calcext:value-type="float">
            <text:p>0.9986731704</text:p>
          </table:table-cell>
          <table:table-cell office:value-type="float" office:value="0.99149517582428" calcext:value-type="float">
            <text:p>0.9914951758</text:p>
          </table:table-cell>
          <table:table-cell office:value-type="float" office:value="0.967502206486483" calcext:value-type="float">
            <text:p>0.9675022065</text:p>
          </table:table-cell>
          <table:table-cell office:value-type="float" office:value="0.918072897109859" calcext:value-type="float">
            <text:p>0.91807289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955771782397" calcext:value-type="float">
            <text:p>0.9999557718</text:p>
          </table:table-cell>
          <table:table-cell office:value-type="float" office:value="0.99836459247197" calcext:value-type="float">
            <text:p>0.9983645925</text:p>
          </table:table-cell>
          <table:table-cell office:value-type="float" office:value="0.991503372545118" calcext:value-type="float">
            <text:p>0.9915033725</text:p>
          </table:table-cell>
          <table:table-cell office:value-type="float" office:value="0.973741903782122" calcext:value-type="float">
            <text:p>0.9737419038</text:p>
          </table:table-cell>
          <table:table-cell office:value-type="float" office:value="0.925503206867114" calcext:value-type="float">
            <text:p>0.92550320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817304932181" calcext:value-type="float">
            <text:p>0.9998173049</text:p>
          </table:table-cell>
          <table:table-cell office:value-type="float" office:value="0.998684306430828" calcext:value-type="float">
            <text:p>0.9986843064</text:p>
          </table:table-cell>
          <table:table-cell office:value-type="float" office:value="0.992480720048506" calcext:value-type="float">
            <text:p>0.99248072</text:p>
          </table:table-cell>
          <table:table-cell office:value-type="float" office:value="0.975194598337868" calcext:value-type="float">
            <text:p>0.9751945983</text:p>
          </table:table-cell>
          <table:table-cell office:value-type="float" office:value="0.933656286075721" calcext:value-type="float">
            <text:p>0.93365628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52741020794" calcext:value-type="float">
            <text:p>0.999952741</text:p>
          </table:table-cell>
          <table:table-cell office:value-type="float" office:value="0.999026967238887" calcext:value-type="float">
            <text:p>0.9990269672</text:p>
          </table:table-cell>
          <table:table-cell office:value-type="float" office:value="0.994617138318602" calcext:value-type="float">
            <text:p>0.9946171383</text:p>
          </table:table-cell>
          <table:table-cell office:value-type="float" office:value="0.979030483026271" calcext:value-type="float">
            <text:p>0.979030483</text:p>
          </table:table-cell>
          <table:table-cell office:value-type="float" office:value="0.939246904465711" calcext:value-type="float">
            <text:p>0.93924690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954832881662" calcext:value-type="float">
            <text:p>0.9999548329</text:p>
          </table:table-cell>
          <table:table-cell office:value-type="float" office:value="0.999237505404329" calcext:value-type="float">
            <text:p>0.9992375054</text:p>
          </table:table-cell>
          <table:table-cell office:value-type="float" office:value="0.994899123384694" calcext:value-type="float">
            <text:p>0.9948991234</text:p>
          </table:table-cell>
          <table:table-cell office:value-type="float" office:value="0.98095289005641" calcext:value-type="float">
            <text:p>0.9809528901</text:p>
          </table:table-cell>
          <table:table-cell office:value-type="float" office:value="0.950052393807181" calcext:value-type="float">
            <text:p>0.95005239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999121820599792" calcext:value-type="float">
            <text:p>0.9991218206</text:p>
          </table:table-cell>
          <table:table-cell office:value-type="float" office:value="0.99623239619764" calcext:value-type="float">
            <text:p>0.9962323962</text:p>
          </table:table-cell>
          <table:table-cell office:value-type="float" office:value="0.985982433179627" calcext:value-type="float">
            <text:p>0.9859824332</text:p>
          </table:table-cell>
          <table:table-cell office:value-type="float" office:value="0.955714903606934" calcext:value-type="float">
            <text:p>0.95571490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999358279410572" calcext:value-type="float">
            <text:p>0.9993582794</text:p>
          </table:table-cell>
          <table:table-cell office:value-type="float" office:value="0.997151709143174" calcext:value-type="float">
            <text:p>0.9971517091</text:p>
          </table:table-cell>
          <table:table-cell office:value-type="float" office:value="0.987010019451684" calcext:value-type="float">
            <text:p>0.9870100195</text:p>
          </table:table-cell>
          <table:table-cell office:value-type="float" office:value="0.959508658393878" calcext:value-type="float">
            <text:p>0.95950865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99963445521205" calcext:value-type="float">
            <text:p>0.9996344552</text:p>
          </table:table-cell>
          <table:table-cell office:value-type="float" office:value="0.997602633167672" calcext:value-type="float">
            <text:p>0.9976026332</text:p>
          </table:table-cell>
          <table:table-cell office:value-type="float" office:value="0.988366652553926" calcext:value-type="float">
            <text:p>0.9883666526</text:p>
          </table:table-cell>
          <table:table-cell office:value-type="float" office:value="0.967465656789421" calcext:value-type="float">
            <text:p>0.96746565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999535680790551" calcext:value-type="float">
            <text:p>0.9995356808</text:p>
          </table:table-cell>
          <table:table-cell office:value-type="float" office:value="0.997390239083512" calcext:value-type="float">
            <text:p>0.9973902391</text:p>
          </table:table-cell>
          <table:table-cell office:value-type="float" office:value="0.991062837785444" calcext:value-type="float">
            <text:p>0.9910628378</text:p>
          </table:table-cell>
          <table:table-cell office:value-type="float" office:value="0.971593686049532" calcext:value-type="float">
            <text:p>0.9715936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999676080903143" calcext:value-type="float">
            <text:p>0.9996760809</text:p>
          </table:table-cell>
          <table:table-cell office:value-type="float" office:value="0.998351899353206" calcext:value-type="float">
            <text:p>0.9983518994</text:p>
          </table:table-cell>
          <table:table-cell office:value-type="float" office:value="0.9910499992951" calcext:value-type="float">
            <text:p>0.9910499993</text:p>
          </table:table-cell>
          <table:table-cell office:value-type="float" office:value="0.973668298950775" calcext:value-type="float">
            <text:p>0.9736682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999721008645327" calcext:value-type="float">
            <text:p>0.9997210086</text:p>
          </table:table-cell>
          <table:table-cell office:value-type="float" office:value="0.998171981256032" calcext:value-type="float">
            <text:p>0.9981719813</text:p>
          </table:table-cell>
          <table:table-cell office:value-type="float" office:value="0.993571024934531" calcext:value-type="float">
            <text:p>0.9935710249</text:p>
          </table:table-cell>
          <table:table-cell office:value-type="float" office:value="0.97783181470965" calcext:value-type="float">
            <text:p>0.9778318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99907618862308" calcext:value-type="float">
            <text:p>0.9999076189</text:p>
          </table:table-cell>
          <table:table-cell office:value-type="float" office:value="0.998808179792405" calcext:value-type="float">
            <text:p>0.9988081798</text:p>
          </table:table-cell>
          <table:table-cell office:value-type="float" office:value="0.993403054437956" calcext:value-type="float">
            <text:p>0.9934030544</text:p>
          </table:table-cell>
          <table:table-cell office:value-type="float" office:value="0.980474767179556" calcext:value-type="float">
            <text:p>0.98047476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999907169912452" calcext:value-type="float">
            <text:p>0.9999071699</text:p>
          </table:table-cell>
          <table:table-cell office:value-type="float" office:value="0.999050248846744" calcext:value-type="float">
            <text:p>0.9990502488</text:p>
          </table:table-cell>
          <table:table-cell office:value-type="float" office:value="0.994976479066032" calcext:value-type="float">
            <text:p>0.9949764791</text:p>
          </table:table-cell>
          <table:table-cell office:value-type="float" office:value="0.984509212665351" calcext:value-type="float">
            <text:p>0.9845092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999954421148587" calcext:value-type="float">
            <text:p>0.9999544211</text:p>
          </table:table-cell>
          <table:table-cell office:value-type="float" office:value="0.999126791808153" calcext:value-type="float">
            <text:p>0.9991267918</text:p>
          </table:table-cell>
          <table:table-cell office:value-type="float" office:value="0.996504489337759" calcext:value-type="float">
            <text:p>0.9965044893</text:p>
          </table:table-cell>
          <table:table-cell office:value-type="float" office:value="0.984444527519225" calcext:value-type="float">
            <text:p>0.98444452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9953227315248" calcext:value-type="float">
            <text:p>0.9999532273</text:p>
          </table:table-cell>
          <table:table-cell office:value-type="float" office:value="1" calcext:value-type="float">
            <text:p>1</text:p>
          </table:table-cell>
          <table:table-cell office:value-type="float" office:value="0.999231457349301" calcext:value-type="float">
            <text:p>0.9992314573</text:p>
          </table:table-cell>
          <table:table-cell office:value-type="float" office:value="0.99654154143862" calcext:value-type="float">
            <text:p>0.9965415414</text:p>
          </table:table-cell>
          <table:table-cell office:value-type="float" office:value="0.988223651442072" calcext:value-type="float">
            <text:p>0.98822365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999909114183308" calcext:value-type="float">
            <text:p>0.9999091142</text:p>
          </table:table-cell>
          <table:table-cell office:value-type="float" office:value="0.999772312599357" calcext:value-type="float">
            <text:p>0.9997723126</text:p>
          </table:table-cell>
          <table:table-cell office:value-type="float" office:value="0.997401145881488" calcext:value-type="float">
            <text:p>0.9974011459</text:p>
          </table:table-cell>
          <table:table-cell office:value-type="float" office:value="0.989436247130441" calcext:value-type="float">
            <text:p>0.98943624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999908632172703" calcext:value-type="float">
            <text:p>0.9999086322</text:p>
          </table:table-cell>
          <table:table-cell office:value-type="float" office:value="0.999588895848379" calcext:value-type="float">
            <text:p>0.9995888958</text:p>
          </table:table-cell>
          <table:table-cell office:value-type="float" office:value="0.997803954168511" calcext:value-type="float">
            <text:p>0.9978039542</text:p>
          </table:table-cell>
          <table:table-cell office:value-type="float" office:value="0.990392707914077" calcext:value-type="float">
            <text:p>0.99039270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99991006146878" calcext:value-type="float">
            <text:p>0.9999100615</text:p>
          </table:table-cell>
          <table:table-cell office:value-type="float" office:value="0.999632036740298" calcext:value-type="float">
            <text:p>0.9996320367</text:p>
          </table:table-cell>
          <table:table-cell office:value-type="float" office:value="0.998187919187245" calcext:value-type="float">
            <text:p>0.9981879192</text:p>
          </table:table-cell>
          <table:table-cell office:value-type="float" office:value="0.992614952415756" calcext:value-type="float">
            <text:p>0.99261495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999909078953698" calcext:value-type="float">
            <text:p>0.999909079</text:p>
          </table:table-cell>
          <table:table-cell office:value-type="float" office:value="0.999635661802938" calcext:value-type="float">
            <text:p>0.9996356618</text:p>
          </table:table-cell>
          <table:table-cell office:value-type="float" office:value="0.99800494776565" calcext:value-type="float">
            <text:p>0.9980049478</text:p>
          </table:table-cell>
          <table:table-cell office:value-type="float" office:value="0.993455079836055" calcext:value-type="float">
            <text:p>0.99345507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633186618026" calcext:value-type="float">
            <text:p>0.9996331866</text:p>
          </table:table-cell>
          <table:table-cell office:value-type="float" office:value="0.998719870069342" calcext:value-type="float">
            <text:p>0.9987198701</text:p>
          </table:table-cell>
          <table:table-cell office:value-type="float" office:value="0.995890429691805" calcext:value-type="float">
            <text:p>0.99589042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999955337204109" calcext:value-type="float">
            <text:p>0.9999553372</text:p>
          </table:table-cell>
          <table:table-cell office:value-type="float" office:value="0.999820846505281" calcext:value-type="float">
            <text:p>0.9998208465</text:p>
          </table:table-cell>
          <table:table-cell office:value-type="float" office:value="0.998860614426542" calcext:value-type="float">
            <text:p>0.9988606144</text:p>
          </table:table-cell>
          <table:table-cell office:value-type="float" office:value="0.995505831019326" calcext:value-type="float">
            <text:p>0.9955058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06802363699" calcext:value-type="float">
            <text:p>0.9999068024</text:p>
          </table:table-cell>
          <table:table-cell office:value-type="float" office:value="0.99912881926434" calcext:value-type="float">
            <text:p>0.9991288193</text:p>
          </table:table-cell>
          <table:table-cell office:value-type="float" office:value="0.996909625077192" calcext:value-type="float">
            <text:p>0.99690962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63833766765" calcext:value-type="float">
            <text:p>0.9998638338</text:p>
          </table:table-cell>
          <table:table-cell office:value-type="float" office:value="0.999349021808942" calcext:value-type="float">
            <text:p>0.9993490218</text:p>
          </table:table-cell>
          <table:table-cell office:value-type="float" office:value="0.997805991001715" calcext:value-type="float">
            <text:p>0.9978059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546792082678" calcext:value-type="float">
            <text:p>0.9995467921</text:p>
          </table:table-cell>
          <table:table-cell office:value-type="float" office:value="0.997922078634025" calcext:value-type="float">
            <text:p>0.99792207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500960353607" calcext:value-type="float">
            <text:p>0.9995009604</text:p>
          </table:table-cell>
          <table:table-cell office:value-type="float" office:value="0.997673872005996" calcext:value-type="float">
            <text:p>0.9976738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682659504192" calcext:value-type="float">
            <text:p>0.9996826595</text:p>
          </table:table-cell>
          <table:table-cell office:value-type="float" office:value="0.998585996886623" calcext:value-type="float">
            <text:p>0.99858599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0711904092" calcext:value-type="float">
            <text:p>0.999907119</text:p>
          </table:table-cell>
          <table:table-cell office:value-type="float" office:value="0.999817253383129" calcext:value-type="float">
            <text:p>0.9998172534</text:p>
          </table:table-cell>
          <table:table-cell office:value-type="float" office:value="0.998849962047789" calcext:value-type="float">
            <text:p>0.9988499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08094598816" calcext:value-type="float">
            <text:p>0.9999080946</text:p>
          </table:table-cell>
          <table:table-cell office:value-type="float" office:value="0.999863693809502" calcext:value-type="float">
            <text:p>0.9998636938</text:p>
          </table:table-cell>
          <table:table-cell office:value-type="float" office:value="0.998825297413609" calcext:value-type="float">
            <text:p>0.99882529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53938277292" calcext:value-type="float">
            <text:p>0.9999539383</text:p>
          </table:table-cell>
          <table:table-cell office:value-type="float" office:value="0.999726631953044" calcext:value-type="float">
            <text:p>0.999726632</text:p>
          </table:table-cell>
          <table:table-cell office:value-type="float" office:value="0.999310617513932" calcext:value-type="float">
            <text:p>0.99931061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54586739328" calcext:value-type="float">
            <text:p>0.9999545867</text:p>
          </table:table-cell>
          <table:table-cell office:value-type="float" office:value="0.99972755818149" calcext:value-type="float">
            <text:p>0.9997275582</text:p>
          </table:table-cell>
          <table:table-cell office:value-type="float" office:value="0.999450197445645" calcext:value-type="float">
            <text:p>0.99945019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06410856341" calcext:value-type="float">
            <text:p>0.9999064109</text:p>
          </table:table-cell>
          <table:table-cell office:value-type="float" office:value="0.999861181663012" calcext:value-type="float">
            <text:p>0.9998611817</text:p>
          </table:table-cell>
          <table:table-cell office:value-type="float" office:value="0.999680741494948" calcext:value-type="float">
            <text:p>0.99968074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910613864676" calcext:value-type="float">
            <text:p>0.9999106139</text:p>
          </table:table-cell>
          <table:table-cell office:value-type="float" office:value="0.999726071121663" calcext:value-type="float">
            <text:p>0.9997260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5:55:34.031171670</meta:creation-date>
    <dc:date>2017-06-17T16:43:42.167261052</dc:date>
    <meta:editing-duration>PT13M25S</meta:editing-duration>
    <meta:editing-cycles>2</meta:editing-cycles>
    <meta:generator>LibreOffice/5.1.6.2$Linux_X86_64 LibreOffice_project/10m0$Build-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152cm" svg:height="21.569cm" xlink:href=".." xlink:type="simple" chart:class="chart:scatter" chart:style-name="ch1">
        <chart:title svg:x="12.556cm" svg:y="0.567cm" chart:style-name="ch2">
          <text:p>Connectivité en fonction du nombre de clés par noeuds</text:p>
        </chart:title>
        <chart:legend chart:legend-position="end" svg:x="34.147cm" svg:y="9.489cm" style:legend-expansion="high" chart:style-name="ch3"/>
        <chart:plot-area chart:style-name="ch4" table:cell-range-address="Sheet1.A1:Sheet1.F122" chart:data-source-has-labels="row" svg:x="1.734cm" svg:y="1.777cm" svg:width="31.69cm" svg:height="18.38cm">
          <chartooo:coordinate-region svg:x="2.461cm" svg:y="1.977cm" svg:width="30.683cm" svg:height="17.533cm"/>
          <chart:axis chart:dimension="x" chart:name="primary-x" chart:style-name="ch5">
            <chart:title svg:x="14.823cm" svg:y="20.588cm" chart:style-name="ch6">
              <text:p>nombre de clés par noeud (ring_size)</text:p>
            </chart:title>
          </chart:axis>
          <chart:axis chart:dimension="y" chart:name="primary-y" chart:style-name="ch5">
            <chart:title svg:x="0.451cm" svg:y="13.974cm" chart:style-name="ch7">
              <text:p>Ratio nombre de liens/nombre de voisins</text:p>
            </chart:title>
            <chart:grid chart:style-name="ch8" chart:class="major"/>
          </chart:axis>
          <chart:series chart:style-name="ch9" chart:values-cell-range-address="Sheet1.B2:Sheet1.B122" chart:label-cell-address="Sheet1.B1:Sheet1.B1" chart:class="chart:scatter">
            <chart:domain table:cell-range-address="Sheet1.A2:Sheet1.A122"/>
            <chart:data-point chart:repeated="121"/>
          </chart:series>
          <chart:series chart:style-name="ch10" chart:values-cell-range-address="Sheet1.C2:Sheet1.C122" chart:label-cell-address="Sheet1.C1:Sheet1.C1" chart:class="chart:scatter">
            <chart:data-point chart:repeated="121"/>
          </chart:series>
          <chart:series chart:style-name="ch11" chart:values-cell-range-address="Sheet1.D2:Sheet1.D122" chart:label-cell-address="Sheet1.D1:Sheet1.D1" chart:class="chart:scatter">
            <chart:data-point chart:repeated="121"/>
          </chart:series>
          <chart:series chart:style-name="ch12" chart:values-cell-range-address="Sheet1.E2:Sheet1.E122" chart:label-cell-address="Sheet1.E1:Sheet1.E1" chart:class="chart:scatter">
            <chart:data-point chart:repeated="121"/>
          </chart:series>
          <chart:series chart:style-name="ch13" chart:values-cell-range-address="Sheet1.F2:Sheet1.F122" chart:label-cell-address="Sheet1.F1:Sheet1.F1" chart:class="chart:scatter">
            <chart:data-point chart:repeated="1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</text:p>
                <draw:g>
                  <svg:desc>Sheet1.B1:Sheet1.B1</svg:desc>
                </draw:g>
              </table:table-cell>
              <table:table-cell office:value-type="string">
                <text:p>Q=2</text:p>
                <draw:g>
                  <svg:desc>Sheet1.C1:Sheet1.C1</svg:desc>
                </draw:g>
              </table:table-cell>
              <table:table-cell office:value-type="string">
                <text:p>Q=3</text:p>
                <draw:g>
                  <svg:desc>Sheet1.D1:Sheet1.D1</svg:desc>
                </draw:g>
              </table:table-cell>
              <table:table-cell office:value-type="string">
                <text:p>Q=4</text:p>
                <draw:g>
                  <svg:desc>Sheet1.E1:Sheet1.E1</svg:desc>
                </draw:g>
              </table:table-cell>
              <table:table-cell office:value-type="string">
                <text:p>Q=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2</svg:desc>
                </draw:g>
              </table:table-cell>
              <table:table-cell office:value-type="float" office:value="0">
                <text:p>0</text:p>
                <draw:g>
                  <svg:desc>Sheet1.B2:Sheet1.B122</svg:desc>
                </draw:g>
              </table:table-cell>
              <table:table-cell office:value-type="float" office:value="0">
                <text:p>0</text:p>
                <draw:g>
                  <svg:desc>Sheet1.C2:Sheet1.C122</svg:desc>
                </draw:g>
              </table:table-cell>
              <table:table-cell office:value-type="float" office:value="0">
                <text:p>0</text:p>
                <draw:g>
                  <svg:desc>Sheet1.D2:Sheet1.D122</svg:desc>
                </draw:g>
              </table:table-cell>
              <table:table-cell office:value-type="float" office:value="0">
                <text:p>0</text:p>
                <draw:g>
                  <svg:desc>Sheet1.E2:Sheet1.E122</svg:desc>
                </draw:g>
              </table:table-cell>
              <table:table-cell office:value-type="float" office:value="0">
                <text:p>0</text:p>
                <draw:g>
                  <svg:desc>Sheet1.F2:Sheet1.F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449911847360519">
                <text:p>0.000449911847360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440051337208884">
                <text:p>0.00440051337208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63898920693746">
                <text:p>0.00863898920693746</text:p>
              </table:table-cell>
              <table:table-cell office:value-type="float" office:value="0.0000467071461933676">
                <text:p>0.0000467071461933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65166095522864">
                <text:p>0.0165166095522864</text:p>
              </table:table-cell>
              <table:table-cell office:value-type="float" office:value="0.000135887246017129">
                <text:p>0.000135887246017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40141536054786">
                <text:p>0.0240141536054786</text:p>
              </table:table-cell>
              <table:table-cell office:value-type="float" office:value="0.000275900763390354">
                <text:p>0.000275900763390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63424338019723">
                <text:p>0.0363424338019723</text:p>
              </table:table-cell>
              <table:table-cell office:value-type="float" office:value="0.000589103216389583">
                <text:p>0.000589103216389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502742560804934">
                <text:p>0.0502742560804934</text:p>
              </table:table-cell>
              <table:table-cell office:value-type="float" office:value="0.000840804054841012">
                <text:p>0.00084080405484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3868083080328">
                <text:p>0.063868083080328</text:p>
              </table:table-cell>
              <table:table-cell office:value-type="float" office:value="0.00109991904592072">
                <text:p>0.00109991904592072</text:p>
              </table:table-cell>
              <table:table-cell office:value-type="float" office:value="0.0000463821892393321">
                <text:p>0.0000463821892393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0256784014748">
                <text:p>0.080256784014748</text:p>
              </table:table-cell>
              <table:table-cell office:value-type="float" office:value="0.00244971407347576">
                <text:p>0.00244971407347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68182032657879">
                <text:p>0.0968182032657879</text:p>
              </table:table-cell>
              <table:table-cell office:value-type="float" office:value="0.00467042608388573">
                <text:p>0.00467042608388573</text:p>
              </table:table-cell>
              <table:table-cell office:value-type="float" office:value="0.000091924888579093">
                <text:p>0.000091924888579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3994768517825">
                <text:p>0.113994768517825</text:p>
              </table:table-cell>
              <table:table-cell office:value-type="float" office:value="0.00612672270691289">
                <text:p>0.00612672270691289</text:p>
              </table:table-cell>
              <table:table-cell office:value-type="float" office:value="0.00014005702721894">
                <text:p>0.0001400570272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2721867567503">
                <text:p>0.132721867567503</text:p>
              </table:table-cell>
              <table:table-cell office:value-type="float" office:value="0.00815207130572341">
                <text:p>0.00815207130572341</text:p>
              </table:table-cell>
              <table:table-cell office:value-type="float" office:value="0.00027312359128368">
                <text:p>0.00027312359128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60434047358373">
                <text:p>0.160434047358373</text:p>
              </table:table-cell>
              <table:table-cell office:value-type="float" office:value="0.0123456300302113">
                <text:p>0.0123456300302113</text:p>
              </table:table-cell>
              <table:table-cell office:value-type="float" office:value="0.000232206445244913">
                <text:p>0.000232206445244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78561992776295">
                <text:p>0.178561992776295</text:p>
              </table:table-cell>
              <table:table-cell office:value-type="float" office:value="0.0147918995222964">
                <text:p>0.0147918995222964</text:p>
              </table:table-cell>
              <table:table-cell office:value-type="float" office:value="0.000550032991361601">
                <text:p>0.00055003299136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7677791668485">
                <text:p>0.197677791668485</text:p>
              </table:table-cell>
              <table:table-cell office:value-type="float" office:value="0.018800865908789">
                <text:p>0.018800865908789</text:p>
              </table:table-cell>
              <table:table-cell office:value-type="float" office:value="0.00170821396400737">
                <text:p>0.00170821396400737</text:p>
              </table:table-cell>
              <table:table-cell office:value-type="float" office:value="0.0000460617227084293">
                <text:p>0.000046061722708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7544990531915">
                <text:p>0.227544990531915</text:p>
              </table:table-cell>
              <table:table-cell office:value-type="float" office:value="0.0249830731245023">
                <text:p>0.0249830731245023</text:p>
              </table:table-cell>
              <table:table-cell office:value-type="float" office:value="0.00197026267516833">
                <text:p>0.00197026267516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54773481408689">
                <text:p>0.254773481408689</text:p>
              </table:table-cell>
              <table:table-cell office:value-type="float" office:value="0.0328509213849762">
                <text:p>0.0328509213849762</text:p>
              </table:table-cell>
              <table:table-cell office:value-type="float" office:value="0.00253530923604312">
                <text:p>0.00253530923604312</text:p>
              </table:table-cell>
              <table:table-cell office:value-type="float" office:value="0.000274951012372709">
                <text:p>0.00027495101237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8560122760126">
                <text:p>0.278560122760126</text:p>
              </table:table-cell>
              <table:table-cell office:value-type="float" office:value="0.0403157800754772">
                <text:p>0.0403157800754772</text:p>
              </table:table-cell>
              <table:table-cell office:value-type="float" office:value="0.00366942288188279">
                <text:p>0.00366942288188279</text:p>
              </table:table-cell>
              <table:table-cell office:value-type="float" office:value="0.000179065781978487">
                <text:p>0.00017906578197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8572336914597">
                <text:p>0.308572336914597</text:p>
              </table:table-cell>
              <table:table-cell office:value-type="float" office:value="0.0472055439977744">
                <text:p>0.0472055439977744</text:p>
              </table:table-cell>
              <table:table-cell office:value-type="float" office:value="0.00523121189845593">
                <text:p>0.00523121189845593</text:p>
              </table:table-cell>
              <table:table-cell office:value-type="float" office:value="0.000413347849155397">
                <text:p>0.000413347849155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36776386413373">
                <text:p>0.336776386413373</text:p>
              </table:table-cell>
              <table:table-cell office:value-type="float" office:value="0.0576515462480336">
                <text:p>0.0576515462480336</text:p>
              </table:table-cell>
              <table:table-cell office:value-type="float" office:value="0.00651025660792923">
                <text:p>0.00651025660792923</text:p>
              </table:table-cell>
              <table:table-cell office:value-type="float" office:value="0.000498804607754771">
                <text:p>0.000498804607754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70223899630596">
                <text:p>0.370223899630596</text:p>
              </table:table-cell>
              <table:table-cell office:value-type="float" office:value="0.0714146018741143">
                <text:p>0.0714146018741143</text:p>
              </table:table-cell>
              <table:table-cell office:value-type="float" office:value="0.00873152572530156">
                <text:p>0.00873152572530156</text:p>
              </table:table-cell>
              <table:table-cell office:value-type="float" office:value="0.000694192741119659">
                <text:p>0.000694192741119659</text:p>
              </table:table-cell>
              <table:table-cell office:value-type="float" office:value="0.0000470145745181006">
                <text:p>0.0000470145745181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91687421114694">
                <text:p>0.391687421114694</text:p>
              </table:table-cell>
              <table:table-cell office:value-type="float" office:value="0.0795240888057807">
                <text:p>0.0795240888057807</text:p>
              </table:table-cell>
              <table:table-cell office:value-type="float" office:value="0.0107955418286613">
                <text:p>0.0107955418286613</text:p>
              </table:table-cell>
              <table:table-cell office:value-type="float" office:value="0.000741680588041468">
                <text:p>0.00074168058804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19562442614073">
                <text:p>0.419562442614073</text:p>
              </table:table-cell>
              <table:table-cell office:value-type="float" office:value="0.0955402252315126">
                <text:p>0.0955402252315126</text:p>
              </table:table-cell>
              <table:table-cell office:value-type="float" office:value="0.0135371982022431">
                <text:p>0.0135371982022431</text:p>
              </table:table-cell>
              <table:table-cell office:value-type="float" office:value="0.00114886512379762">
                <text:p>0.00114886512379762</text:p>
              </table:table-cell>
              <table:table-cell office:value-type="float" office:value="0.0000460829493087558">
                <text:p>0.0000460829493087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47340629026507">
                <text:p>0.447340629026507</text:p>
              </table:table-cell>
              <table:table-cell office:value-type="float" office:value="0.114100769347016">
                <text:p>0.114100769347016</text:p>
              </table:table-cell>
              <table:table-cell office:value-type="float" office:value="0.0172190873219437">
                <text:p>0.0172190873219437</text:p>
              </table:table-cell>
              <table:table-cell office:value-type="float" office:value="0.00196772623865011">
                <text:p>0.00196772623865011</text:p>
              </table:table-cell>
              <table:table-cell office:value-type="float" office:value="0.000138343515386939">
                <text:p>0.000138343515386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69674904705253">
                <text:p>0.469674904705253</text:p>
              </table:table-cell>
              <table:table-cell office:value-type="float" office:value="0.128290218024898">
                <text:p>0.128290218024898</text:p>
              </table:table-cell>
              <table:table-cell office:value-type="float" office:value="0.0211577790642911">
                <text:p>0.0211577790642911</text:p>
              </table:table-cell>
              <table:table-cell office:value-type="float" office:value="0.0025080338407666">
                <text:p>0.0025080338407666</text:p>
              </table:table-cell>
              <table:table-cell office:value-type="float" office:value="0.000227680738831702">
                <text:p>0.00022768073883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99878888082715">
                <text:p>0.499878888082715</text:p>
              </table:table-cell>
              <table:table-cell office:value-type="float" office:value="0.143312482427579">
                <text:p>0.143312482427579</text:p>
              </table:table-cell>
              <table:table-cell office:value-type="float" office:value="0.0277629545191665">
                <text:p>0.0277629545191665</text:p>
              </table:table-cell>
              <table:table-cell office:value-type="float" office:value="0.00407236140240194">
                <text:p>0.00407236140240194</text:p>
              </table:table-cell>
              <table:table-cell office:value-type="float" office:value="0.000457301286955021">
                <text:p>0.000457301286955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22601083918369">
                <text:p>0.522601083918369</text:p>
              </table:table-cell>
              <table:table-cell office:value-type="float" office:value="0.160091034878752">
                <text:p>0.160091034878752</text:p>
              </table:table-cell>
              <table:table-cell office:value-type="float" office:value="0.0331939459073785">
                <text:p>0.0331939459073785</text:p>
              </table:table-cell>
              <table:table-cell office:value-type="float" office:value="0.00452546773756324">
                <text:p>0.00452546773756324</text:p>
              </table:table-cell>
              <table:table-cell office:value-type="float" office:value="0.000550736832854406">
                <text:p>0.000550736832854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54449980809952">
                <text:p>0.554449980809952</text:p>
              </table:table-cell>
              <table:table-cell office:value-type="float" office:value="0.180566454148716">
                <text:p>0.180566454148716</text:p>
              </table:table-cell>
              <table:table-cell office:value-type="float" office:value="0.0391520983603837">
                <text:p>0.0391520983603837</text:p>
              </table:table-cell>
              <table:table-cell office:value-type="float" office:value="0.00622723770887506">
                <text:p>0.00622723770887506</text:p>
              </table:table-cell>
              <table:table-cell office:value-type="float" office:value="0.000501295245506423">
                <text:p>0.00050129524550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76403750097768">
                <text:p>0.576403750097768</text:p>
              </table:table-cell>
              <table:table-cell office:value-type="float" office:value="0.204897501893656">
                <text:p>0.204897501893656</text:p>
              </table:table-cell>
              <table:table-cell office:value-type="float" office:value="0.0497817073351812">
                <text:p>0.0497817073351812</text:p>
              </table:table-cell>
              <table:table-cell office:value-type="float" office:value="0.00851054498616071">
                <text:p>0.00851054498616071</text:p>
              </table:table-cell>
              <table:table-cell office:value-type="float" office:value="0.000921046533747862">
                <text:p>0.00092104653374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04952950129202">
                <text:p>0.604952950129202</text:p>
              </table:table-cell>
              <table:table-cell office:value-type="float" office:value="0.227435035885098">
                <text:p>0.227435035885098</text:p>
              </table:table-cell>
              <table:table-cell office:value-type="float" office:value="0.0581053328537029">
                <text:p>0.0581053328537029</text:p>
              </table:table-cell>
              <table:table-cell office:value-type="float" office:value="0.0117784864670868">
                <text:p>0.0117784864670868</text:p>
              </table:table-cell>
              <table:table-cell office:value-type="float" office:value="0.00156446832970461">
                <text:p>0.00156446832970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25819973928388">
                <text:p>0.625819973928388</text:p>
              </table:table-cell>
              <table:table-cell office:value-type="float" office:value="0.245436713048258">
                <text:p>0.245436713048258</text:p>
              </table:table-cell>
              <table:table-cell office:value-type="float" office:value="0.0673128655169024">
                <text:p>0.0673128655169024</text:p>
              </table:table-cell>
              <table:table-cell office:value-type="float" office:value="0.0117118376944553">
                <text:p>0.0117118376944553</text:p>
              </table:table-cell>
              <table:table-cell office:value-type="float" office:value="0.00187791375126146">
                <text:p>0.00187791375126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55569399974235">
                <text:p>0.655569399974235</text:p>
              </table:table-cell>
              <table:table-cell office:value-type="float" office:value="0.278464601414715">
                <text:p>0.278464601414715</text:p>
              </table:table-cell>
              <table:table-cell office:value-type="float" office:value="0.0772580787843374">
                <text:p>0.0772580787843374</text:p>
              </table:table-cell>
              <table:table-cell office:value-type="float" office:value="0.0169585381978652">
                <text:p>0.0169585381978652</text:p>
              </table:table-cell>
              <table:table-cell office:value-type="float" office:value="0.00267875753475232">
                <text:p>0.00267875753475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76287696922369">
                <text:p>0.676287696922369</text:p>
              </table:table-cell>
              <table:table-cell office:value-type="float" office:value="0.299539950849294">
                <text:p>0.299539950849294</text:p>
              </table:table-cell>
              <table:table-cell office:value-type="float" office:value="0.0905540636297424">
                <text:p>0.0905540636297424</text:p>
              </table:table-cell>
              <table:table-cell office:value-type="float" office:value="0.0203401401723134">
                <text:p>0.0203401401723134</text:p>
              </table:table-cell>
              <table:table-cell office:value-type="float" office:value="0.00370096384874794">
                <text:p>0.00370096384874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98754802326567">
                <text:p>0.698754802326567</text:p>
              </table:table-cell>
              <table:table-cell office:value-type="float" office:value="0.319315841911997">
                <text:p>0.319315841911997</text:p>
              </table:table-cell>
              <table:table-cell office:value-type="float" office:value="0.105098663632616">
                <text:p>0.105098663632616</text:p>
              </table:table-cell>
              <table:table-cell office:value-type="float" office:value="0.0262580107175198">
                <text:p>0.0262580107175198</text:p>
              </table:table-cell>
              <table:table-cell office:value-type="float" office:value="0.00436674205269028">
                <text:p>0.00436674205269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20054959085955">
                <text:p>0.720054959085955</text:p>
              </table:table-cell>
              <table:table-cell office:value-type="float" office:value="0.344462457122529">
                <text:p>0.344462457122529</text:p>
              </table:table-cell>
              <table:table-cell office:value-type="float" office:value="0.124666262062817">
                <text:p>0.124666262062817</text:p>
              </table:table-cell>
              <table:table-cell office:value-type="float" office:value="0.0299554101311798">
                <text:p>0.0299554101311798</text:p>
              </table:table-cell>
              <table:table-cell office:value-type="float" office:value="0.00587356221285912">
                <text:p>0.00587356221285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815523233216">
                <text:p>0.738815523233216</text:p>
              </table:table-cell>
              <table:table-cell office:value-type="float" office:value="0.373556624256569">
                <text:p>0.373556624256569</text:p>
              </table:table-cell>
              <table:table-cell office:value-type="float" office:value="0.13470103438767">
                <text:p>0.13470103438767</text:p>
              </table:table-cell>
              <table:table-cell office:value-type="float" office:value="0.0386622607304818">
                <text:p>0.0386622607304818</text:p>
              </table:table-cell>
              <table:table-cell office:value-type="float" office:value="0.00735719229135032">
                <text:p>0.00735719229135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56287584407737">
                <text:p>0.756287584407737</text:p>
              </table:table-cell>
              <table:table-cell office:value-type="float" office:value="0.396418356136219">
                <text:p>0.396418356136219</text:p>
              </table:table-cell>
              <table:table-cell office:value-type="float" office:value="0.157981624490661">
                <text:p>0.157981624490661</text:p>
              </table:table-cell>
              <table:table-cell office:value-type="float" office:value="0.0439309480743172">
                <text:p>0.0439309480743172</text:p>
              </table:table-cell>
              <table:table-cell office:value-type="float" office:value="0.00881102595861734">
                <text:p>0.00881102595861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77599688297863">
                <text:p>0.777599688297863</text:p>
              </table:table-cell>
              <table:table-cell office:value-type="float" office:value="0.426450259093519">
                <text:p>0.426450259093519</text:p>
              </table:table-cell>
              <table:table-cell office:value-type="float" office:value="0.170853803195371">
                <text:p>0.170853803195371</text:p>
              </table:table-cell>
              <table:table-cell office:value-type="float" office:value="0.0510810041875657">
                <text:p>0.0510810041875657</text:p>
              </table:table-cell>
              <table:table-cell office:value-type="float" office:value="0.0120986148964169">
                <text:p>0.0120986148964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90315374190705">
                <text:p>0.790315374190705</text:p>
              </table:table-cell>
              <table:table-cell office:value-type="float" office:value="0.457859741100337">
                <text:p>0.457859741100337</text:p>
              </table:table-cell>
              <table:table-cell office:value-type="float" office:value="0.188044768947451">
                <text:p>0.188044768947451</text:p>
              </table:table-cell>
              <table:table-cell office:value-type="float" office:value="0.0590228482117277">
                <text:p>0.0590228482117277</text:p>
              </table:table-cell>
              <table:table-cell office:value-type="float" office:value="0.0155864852319038">
                <text:p>0.0155864852319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11967316142514">
                <text:p>0.811967316142514</text:p>
              </table:table-cell>
              <table:table-cell office:value-type="float" office:value="0.480965716629832">
                <text:p>0.480965716629832</text:p>
              </table:table-cell>
              <table:table-cell office:value-type="float" office:value="0.208350344474903">
                <text:p>0.208350344474903</text:p>
              </table:table-cell>
              <table:table-cell office:value-type="float" office:value="0.0721226834608926">
                <text:p>0.0721226834608926</text:p>
              </table:table-cell>
              <table:table-cell office:value-type="float" office:value="0.0180339832895659">
                <text:p>0.0180339832895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25388772777961">
                <text:p>0.825388772777961</text:p>
              </table:table-cell>
              <table:table-cell office:value-type="float" office:value="0.511391543084318">
                <text:p>0.511391543084318</text:p>
              </table:table-cell>
              <table:table-cell office:value-type="float" office:value="0.230183407503718">
                <text:p>0.230183407503718</text:p>
              </table:table-cell>
              <table:table-cell office:value-type="float" office:value="0.0823413314404423">
                <text:p>0.0823413314404423</text:p>
              </table:table-cell>
              <table:table-cell office:value-type="float" office:value="0.0215165511908278">
                <text:p>0.0215165511908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43456293938478">
                <text:p>0.843456293938478</text:p>
              </table:table-cell>
              <table:table-cell office:value-type="float" office:value="0.541516930925603">
                <text:p>0.541516930925603</text:p>
              </table:table-cell>
              <table:table-cell office:value-type="float" office:value="0.257797927560046">
                <text:p>0.257797927560046</text:p>
              </table:table-cell>
              <table:table-cell office:value-type="float" office:value="0.0914101444872097">
                <text:p>0.0914101444872097</text:p>
              </table:table-cell>
              <table:table-cell office:value-type="float" office:value="0.0272230058955979">
                <text:p>0.0272230058955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56945941368992">
                <text:p>0.856945941368992</text:p>
              </table:table-cell>
              <table:table-cell office:value-type="float" office:value="0.559630146655525">
                <text:p>0.559630146655525</text:p>
              </table:table-cell>
              <table:table-cell office:value-type="float" office:value="0.279924460782423">
                <text:p>0.279924460782423</text:p>
              </table:table-cell>
              <table:table-cell office:value-type="float" office:value="0.108383070214936">
                <text:p>0.108383070214936</text:p>
              </table:table-cell>
              <table:table-cell office:value-type="float" office:value="0.0344291176543384">
                <text:p>0.0344291176543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868001187253469">
                <text:p>0.868001187253469</text:p>
              </table:table-cell>
              <table:table-cell office:value-type="float" office:value="0.587852888421546">
                <text:p>0.587852888421546</text:p>
              </table:table-cell>
              <table:table-cell office:value-type="float" office:value="0.308341928024075">
                <text:p>0.308341928024075</text:p>
              </table:table-cell>
              <table:table-cell office:value-type="float" office:value="0.125921592292444">
                <text:p>0.125921592292444</text:p>
              </table:table-cell>
              <table:table-cell office:value-type="float" office:value="0.0400298412114043">
                <text:p>0.0400298412114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881858099637094">
                <text:p>0.881858099637094</text:p>
              </table:table-cell>
              <table:table-cell office:value-type="float" office:value="0.613500584632118">
                <text:p>0.613500584632118</text:p>
              </table:table-cell>
              <table:table-cell office:value-type="float" office:value="0.326461547706723">
                <text:p>0.326461547706723</text:p>
              </table:table-cell>
              <table:table-cell office:value-type="float" office:value="0.135262503590035">
                <text:p>0.135262503590035</text:p>
              </table:table-cell>
              <table:table-cell office:value-type="float" office:value="0.0425548449489958">
                <text:p>0.0425548449489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891053680172814">
                <text:p>0.891053680172814</text:p>
              </table:table-cell>
              <table:table-cell office:value-type="float" office:value="0.641766534030316">
                <text:p>0.641766534030316</text:p>
              </table:table-cell>
              <table:table-cell office:value-type="float" office:value="0.355682487058463">
                <text:p>0.355682487058463</text:p>
              </table:table-cell>
              <table:table-cell office:value-type="float" office:value="0.15696915961233">
                <text:p>0.15696915961233</text:p>
              </table:table-cell>
              <table:table-cell office:value-type="float" office:value="0.0552900119283179">
                <text:p>0.0552900119283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01447316956618">
                <text:p>0.901447316956618</text:p>
              </table:table-cell>
              <table:table-cell office:value-type="float" office:value="0.659116522459461">
                <text:p>0.659116522459461</text:p>
              </table:table-cell>
              <table:table-cell office:value-type="float" office:value="0.382728687343058">
                <text:p>0.382728687343058</text:p>
              </table:table-cell>
              <table:table-cell office:value-type="float" office:value="0.172201158756691">
                <text:p>0.172201158756691</text:p>
              </table:table-cell>
              <table:table-cell office:value-type="float" office:value="0.0636381165155221">
                <text:p>0.0636381165155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09286911972299">
                <text:p>0.909286911972299</text:p>
              </table:table-cell>
              <table:table-cell office:value-type="float" office:value="0.683790935399883">
                <text:p>0.683790935399883</text:p>
              </table:table-cell>
              <table:table-cell office:value-type="float" office:value="0.409632910008492">
                <text:p>0.409632910008492</text:p>
              </table:table-cell>
              <table:table-cell office:value-type="float" office:value="0.19358332222469">
                <text:p>0.19358332222469</text:p>
              </table:table-cell>
              <table:table-cell office:value-type="float" office:value="0.0711245376616372">
                <text:p>0.0711245376616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20701305275996">
                <text:p>0.920701305275996</text:p>
              </table:table-cell>
              <table:table-cell office:value-type="float" office:value="0.707727294877956">
                <text:p>0.707727294877956</text:p>
              </table:table-cell>
              <table:table-cell office:value-type="float" office:value="0.436056195544837">
                <text:p>0.436056195544837</text:p>
              </table:table-cell>
              <table:table-cell office:value-type="float" office:value="0.218403829450966">
                <text:p>0.218403829450966</text:p>
              </table:table-cell>
              <table:table-cell office:value-type="float" office:value="0.0851676107166456">
                <text:p>0.0851676107166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29428353076668">
                <text:p>0.929428353076668</text:p>
              </table:table-cell>
              <table:table-cell office:value-type="float" office:value="0.732840233943481">
                <text:p>0.732840233943481</text:p>
              </table:table-cell>
              <table:table-cell office:value-type="float" office:value="0.461213691734326">
                <text:p>0.461213691734326</text:p>
              </table:table-cell>
              <table:table-cell office:value-type="float" office:value="0.240972847267091">
                <text:p>0.240972847267091</text:p>
              </table:table-cell>
              <table:table-cell office:value-type="float" office:value="0.0956834901522167">
                <text:p>0.0956834901522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33661234478966">
                <text:p>0.933661234478966</text:p>
              </table:table-cell>
              <table:table-cell office:value-type="float" office:value="0.751264107839247">
                <text:p>0.751264107839247</text:p>
              </table:table-cell>
              <table:table-cell office:value-type="float" office:value="0.49352777263866">
                <text:p>0.49352777263866</text:p>
              </table:table-cell>
              <table:table-cell office:value-type="float" office:value="0.261688998114488">
                <text:p>0.261688998114488</text:p>
              </table:table-cell>
              <table:table-cell office:value-type="float" office:value="0.112133352288046">
                <text:p>0.112133352288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40714453094317">
                <text:p>0.940714453094317</text:p>
              </table:table-cell>
              <table:table-cell office:value-type="float" office:value="0.770247313941936">
                <text:p>0.770247313941936</text:p>
              </table:table-cell>
              <table:table-cell office:value-type="float" office:value="0.51914674159033">
                <text:p>0.51914674159033</text:p>
              </table:table-cell>
              <table:table-cell office:value-type="float" office:value="0.285294079430764">
                <text:p>0.285294079430764</text:p>
              </table:table-cell>
              <table:table-cell office:value-type="float" office:value="0.124599893574247">
                <text:p>0.124599893574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47359596467619">
                <text:p>0.947359596467619</text:p>
              </table:table-cell>
              <table:table-cell office:value-type="float" office:value="0.788714024764369">
                <text:p>0.788714024764369</text:p>
              </table:table-cell>
              <table:table-cell office:value-type="float" office:value="0.540714445242735">
                <text:p>0.540714445242735</text:p>
              </table:table-cell>
              <table:table-cell office:value-type="float" office:value="0.308602141507074">
                <text:p>0.308602141507074</text:p>
              </table:table-cell>
              <table:table-cell office:value-type="float" office:value="0.1422421853016">
                <text:p>0.1422421853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53774850961952">
                <text:p>0.953774850961952</text:p>
              </table:table-cell>
              <table:table-cell office:value-type="float" office:value="0.801463156293187">
                <text:p>0.801463156293187</text:p>
              </table:table-cell>
              <table:table-cell office:value-type="float" office:value="0.566713686285622">
                <text:p>0.566713686285622</text:p>
              </table:table-cell>
              <table:table-cell office:value-type="float" office:value="0.32813405172002">
                <text:p>0.32813405172002</text:p>
              </table:table-cell>
              <table:table-cell office:value-type="float" office:value="0.160182308372919">
                <text:p>0.160182308372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60231131574054">
                <text:p>0.960231131574054</text:p>
              </table:table-cell>
              <table:table-cell office:value-type="float" office:value="0.819910968523491">
                <text:p>0.819910968523491</text:p>
              </table:table-cell>
              <table:table-cell office:value-type="float" office:value="0.594488576861741">
                <text:p>0.594488576861741</text:p>
              </table:table-cell>
              <table:table-cell office:value-type="float" office:value="0.359104587290836">
                <text:p>0.359104587290836</text:p>
              </table:table-cell>
              <table:table-cell office:value-type="float" office:value="0.180487019794536">
                <text:p>0.180487019794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63314854139046">
                <text:p>0.963314854139046</text:p>
              </table:table-cell>
              <table:table-cell office:value-type="float" office:value="0.833621047342094">
                <text:p>0.833621047342094</text:p>
              </table:table-cell>
              <table:table-cell office:value-type="float" office:value="0.623948415223396">
                <text:p>0.623948415223396</text:p>
              </table:table-cell>
              <table:table-cell office:value-type="float" office:value="0.384007031760961">
                <text:p>0.384007031760961</text:p>
              </table:table-cell>
              <table:table-cell office:value-type="float" office:value="0.196353783465237">
                <text:p>0.196353783465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69340636202691">
                <text:p>0.969340636202691</text:p>
              </table:table-cell>
              <table:table-cell office:value-type="float" office:value="0.848264658563131">
                <text:p>0.848264658563131</text:p>
              </table:table-cell>
              <table:table-cell office:value-type="float" office:value="0.652867288747378">
                <text:p>0.652867288747378</text:p>
              </table:table-cell>
              <table:table-cell office:value-type="float" office:value="0.408511867776475">
                <text:p>0.408511867776475</text:p>
              </table:table-cell>
              <table:table-cell office:value-type="float" office:value="0.215804228886409">
                <text:p>0.215804228886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3546819497161">
                <text:p>0.973546819497161</text:p>
              </table:table-cell>
              <table:table-cell office:value-type="float" office:value="0.867085175437621">
                <text:p>0.867085175437621</text:p>
              </table:table-cell>
              <table:table-cell office:value-type="float" office:value="0.667085141275472">
                <text:p>0.667085141275472</text:p>
              </table:table-cell>
              <table:table-cell office:value-type="float" office:value="0.437354022851275">
                <text:p>0.437354022851275</text:p>
              </table:table-cell>
              <table:table-cell office:value-type="float" office:value="0.2431779047655">
                <text:p>0.2431779047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4355377977853">
                <text:p>0.974355377977853</text:p>
              </table:table-cell>
              <table:table-cell office:value-type="float" office:value="0.876951115063817">
                <text:p>0.876951115063817</text:p>
              </table:table-cell>
              <table:table-cell office:value-type="float" office:value="0.69484456803793">
                <text:p>0.69484456803793</text:p>
              </table:table-cell>
              <table:table-cell office:value-type="float" office:value="0.469290180366664">
                <text:p>0.469290180366664</text:p>
              </table:table-cell>
              <table:table-cell office:value-type="float" office:value="0.265699911659936">
                <text:p>0.265699911659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9986610159725">
                <text:p>0.979986610159725</text:p>
              </table:table-cell>
              <table:table-cell office:value-type="float" office:value="0.888553922653128">
                <text:p>0.888553922653128</text:p>
              </table:table-cell>
              <table:table-cell office:value-type="float" office:value="0.713674637343487">
                <text:p>0.713674637343487</text:p>
              </table:table-cell>
              <table:table-cell office:value-type="float" office:value="0.485855249100802">
                <text:p>0.485855249100802</text:p>
              </table:table-cell>
              <table:table-cell office:value-type="float" office:value="0.286118735939776">
                <text:p>0.286118735939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80710109245242">
                <text:p>0.980710109245242</text:p>
              </table:table-cell>
              <table:table-cell office:value-type="float" office:value="0.900153816650496">
                <text:p>0.900153816650496</text:p>
              </table:table-cell>
              <table:table-cell office:value-type="float" office:value="0.734931653452515">
                <text:p>0.734931653452515</text:p>
              </table:table-cell>
              <table:table-cell office:value-type="float" office:value="0.51702456518491">
                <text:p>0.51702456518491</text:p>
              </table:table-cell>
              <table:table-cell office:value-type="float" office:value="0.307258214271898">
                <text:p>0.307258214271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83122461079314">
                <text:p>0.983122461079314</text:p>
              </table:table-cell>
              <table:table-cell office:value-type="float" office:value="0.911311300158702">
                <text:p>0.911311300158702</text:p>
              </table:table-cell>
              <table:table-cell office:value-type="float" office:value="0.750711957524818">
                <text:p>0.750711957524818</text:p>
              </table:table-cell>
              <table:table-cell office:value-type="float" office:value="0.549904388071192">
                <text:p>0.549904388071192</text:p>
              </table:table-cell>
              <table:table-cell office:value-type="float" office:value="0.33890949928935">
                <text:p>0.33890949928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86296711567856">
                <text:p>0.986296711567856</text:p>
              </table:table-cell>
              <table:table-cell office:value-type="float" office:value="0.921462740470981">
                <text:p>0.921462740470981</text:p>
              </table:table-cell>
              <table:table-cell office:value-type="float" office:value="0.778526930825386">
                <text:p>0.778526930825386</text:p>
              </table:table-cell>
              <table:table-cell office:value-type="float" office:value="0.571903416355124">
                <text:p>0.571903416355124</text:p>
              </table:table-cell>
              <table:table-cell office:value-type="float" office:value="0.362537803267272">
                <text:p>0.362537803267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87904977328663">
                <text:p>0.987904977328663</text:p>
              </table:table-cell>
              <table:table-cell office:value-type="float" office:value="0.927256466556242">
                <text:p>0.927256466556242</text:p>
              </table:table-cell>
              <table:table-cell office:value-type="float" office:value="0.798899176676527">
                <text:p>0.798899176676527</text:p>
              </table:table-cell>
              <table:table-cell office:value-type="float" office:value="0.598570789874234">
                <text:p>0.598570789874234</text:p>
              </table:table-cell>
              <table:table-cell office:value-type="float" office:value="0.393479824004966">
                <text:p>0.393479824004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88415300492224">
                <text:p>0.988415300492224</text:p>
              </table:table-cell>
              <table:table-cell office:value-type="float" office:value="0.94041757130773">
                <text:p>0.94041757130773</text:p>
              </table:table-cell>
              <table:table-cell office:value-type="float" office:value="0.810307003062906">
                <text:p>0.810307003062906</text:p>
              </table:table-cell>
              <table:table-cell office:value-type="float" office:value="0.62332903506252">
                <text:p>0.62332903506252</text:p>
              </table:table-cell>
              <table:table-cell office:value-type="float" office:value="0.418358874841128">
                <text:p>0.418358874841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90224811490524">
                <text:p>0.990224811490524</text:p>
              </table:table-cell>
              <table:table-cell office:value-type="float" office:value="0.944396774603421">
                <text:p>0.944396774603421</text:p>
              </table:table-cell>
              <table:table-cell office:value-type="float" office:value="0.830053967740221">
                <text:p>0.830053967740221</text:p>
              </table:table-cell>
              <table:table-cell office:value-type="float" office:value="0.6438044359355">
                <text:p>0.6438044359355</text:p>
              </table:table-cell>
              <table:table-cell office:value-type="float" office:value="0.445913567866511">
                <text:p>0.4459135678665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9248489056007">
                <text:p>0.99248489056007</text:p>
              </table:table-cell>
              <table:table-cell office:value-type="float" office:value="0.949383990618207">
                <text:p>0.949383990618207</text:p>
              </table:table-cell>
              <table:table-cell office:value-type="float" office:value="0.846872378467561">
                <text:p>0.846872378467561</text:p>
              </table:table-cell>
              <table:table-cell office:value-type="float" office:value="0.667632880738551">
                <text:p>0.667632880738551</text:p>
              </table:table-cell>
              <table:table-cell office:value-type="float" office:value="0.472446802115888">
                <text:p>0.472446802115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9309771600807">
                <text:p>0.99309771600807</text:p>
              </table:table-cell>
              <table:table-cell office:value-type="float" office:value="0.955692780671595">
                <text:p>0.955692780671595</text:p>
              </table:table-cell>
              <table:table-cell office:value-type="float" office:value="0.860935789955745">
                <text:p>0.860935789955745</text:p>
              </table:table-cell>
              <table:table-cell office:value-type="float" office:value="0.69175739000624">
                <text:p>0.69175739000624</text:p>
              </table:table-cell>
              <table:table-cell office:value-type="float" office:value="0.497880519420504">
                <text:p>0.4978805194205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93905691006494">
                <text:p>0.993905691006494</text:p>
              </table:table-cell>
              <table:table-cell office:value-type="float" office:value="0.962025678350003">
                <text:p>0.962025678350003</text:p>
              </table:table-cell>
              <table:table-cell office:value-type="float" office:value="0.871297215175476">
                <text:p>0.871297215175476</text:p>
              </table:table-cell>
              <table:table-cell office:value-type="float" office:value="0.716360454765772">
                <text:p>0.716360454765772</text:p>
              </table:table-cell>
              <table:table-cell office:value-type="float" office:value="0.52744568259491">
                <text:p>0.52744568259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94209032806028">
                <text:p>0.994209032806028</text:p>
              </table:table-cell>
              <table:table-cell office:value-type="float" office:value="0.963945326195099">
                <text:p>0.963945326195099</text:p>
              </table:table-cell>
              <table:table-cell office:value-type="float" office:value="0.87974628652166">
                <text:p>0.87974628652166</text:p>
              </table:table-cell>
              <table:table-cell office:value-type="float" office:value="0.737913618068486">
                <text:p>0.737913618068486</text:p>
              </table:table-cell>
              <table:table-cell office:value-type="float" office:value="0.54861046176392">
                <text:p>0.54861046176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9528865422616">
                <text:p>0.99528865422616</text:p>
              </table:table-cell>
              <table:table-cell office:value-type="float" office:value="0.968717375784519">
                <text:p>0.968717375784519</text:p>
              </table:table-cell>
              <table:table-cell office:value-type="float" office:value="0.896082641895393">
                <text:p>0.896082641895393</text:p>
              </table:table-cell>
              <table:table-cell office:value-type="float" office:value="0.759283869840088">
                <text:p>0.759283869840088</text:p>
              </table:table-cell>
              <table:table-cell office:value-type="float" office:value="0.584304369735108">
                <text:p>0.584304369735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96065369975867">
                <text:p>0.996065369975867</text:p>
              </table:table-cell>
              <table:table-cell office:value-type="float" office:value="0.973177616750513">
                <text:p>0.973177616750513</text:p>
              </table:table-cell>
              <table:table-cell office:value-type="float" office:value="0.903245236747162">
                <text:p>0.903245236747162</text:p>
              </table:table-cell>
              <table:table-cell office:value-type="float" office:value="0.781437836152338">
                <text:p>0.781437836152338</text:p>
              </table:table-cell>
              <table:table-cell office:value-type="float" office:value="0.607666530299334">
                <text:p>0.607666530299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96734185275489">
                <text:p>0.996734185275489</text:p>
              </table:table-cell>
              <table:table-cell office:value-type="float" office:value="0.977304860700756">
                <text:p>0.977304860700756</text:p>
              </table:table-cell>
              <table:table-cell office:value-type="float" office:value="0.916753238051386">
                <text:p>0.916753238051386</text:p>
              </table:table-cell>
              <table:table-cell office:value-type="float" office:value="0.795715214493231">
                <text:p>0.795715214493231</text:p>
              </table:table-cell>
              <table:table-cell office:value-type="float" office:value="0.628105384040913">
                <text:p>0.62810538404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96529896500702">
                <text:p>0.996529896500702</text:p>
              </table:table-cell>
              <table:table-cell office:value-type="float" office:value="0.979689805224339">
                <text:p>0.979689805224339</text:p>
              </table:table-cell>
              <table:table-cell office:value-type="float" office:value="0.9277935005538">
                <text:p>0.9277935005538</text:p>
              </table:table-cell>
              <table:table-cell office:value-type="float" office:value="0.815502676791278">
                <text:p>0.815502676791278</text:p>
              </table:table-cell>
              <table:table-cell office:value-type="float" office:value="0.654968411888259">
                <text:p>0.6549684118882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9795494720856">
                <text:p>0.99795494720856</text:p>
              </table:table-cell>
              <table:table-cell office:value-type="float" office:value="0.982073504243195">
                <text:p>0.982073504243195</text:p>
              </table:table-cell>
              <table:table-cell office:value-type="float" office:value="0.936532687692267">
                <text:p>0.936532687692267</text:p>
              </table:table-cell>
              <table:table-cell office:value-type="float" office:value="0.832081897674164">
                <text:p>0.832081897674164</text:p>
              </table:table-cell>
              <table:table-cell office:value-type="float" office:value="0.683298469541319">
                <text:p>0.683298469541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98322134855432">
                <text:p>0.998322134855432</text:p>
              </table:table-cell>
              <table:table-cell office:value-type="float" office:value="0.984637250416436">
                <text:p>0.984637250416436</text:p>
              </table:table-cell>
              <table:table-cell office:value-type="float" office:value="0.94269118856678">
                <text:p>0.94269118856678</text:p>
              </table:table-cell>
              <table:table-cell office:value-type="float" office:value="0.852458952373075">
                <text:p>0.852458952373075</text:p>
              </table:table-cell>
              <table:table-cell office:value-type="float" office:value="0.701913884515823">
                <text:p>0.7019138845158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98576587696976">
                <text:p>0.998576587696976</text:p>
              </table:table-cell>
              <table:table-cell office:value-type="float" office:value="0.987348236896849">
                <text:p>0.987348236896849</text:p>
              </table:table-cell>
              <table:table-cell office:value-type="float" office:value="0.948646774375798">
                <text:p>0.948646774375798</text:p>
              </table:table-cell>
              <table:table-cell office:value-type="float" office:value="0.864722095442701">
                <text:p>0.864722095442701</text:p>
              </table:table-cell>
              <table:table-cell office:value-type="float" office:value="0.727645229013654">
                <text:p>0.727645229013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98732308982644">
                <text:p>0.998732308982644</text:p>
              </table:table-cell>
              <table:table-cell office:value-type="float" office:value="0.988542725806962">
                <text:p>0.988542725806962</text:p>
              </table:table-cell>
              <table:table-cell office:value-type="float" office:value="0.955010036586587">
                <text:p>0.955010036586587</text:p>
              </table:table-cell>
              <table:table-cell office:value-type="float" office:value="0.874887480389561">
                <text:p>0.874887480389561</text:p>
              </table:table-cell>
              <table:table-cell office:value-type="float" office:value="0.750878345407358">
                <text:p>0.750878345407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98800945938931">
                <text:p>0.998800945938931</text:p>
              </table:table-cell>
              <table:table-cell office:value-type="float" office:value="0.990793423729241">
                <text:p>0.990793423729241</text:p>
              </table:table-cell>
              <table:table-cell office:value-type="float" office:value="0.960017056777952">
                <text:p>0.960017056777952</text:p>
              </table:table-cell>
              <table:table-cell office:value-type="float" office:value="0.886157672278602">
                <text:p>0.886157672278602</text:p>
              </table:table-cell>
              <table:table-cell office:value-type="float" office:value="0.764313639835742">
                <text:p>0.764313639835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98937371542557">
                <text:p>0.998937371542557</text:p>
              </table:table-cell>
              <table:table-cell office:value-type="float" office:value="0.99192208163857">
                <text:p>0.99192208163857</text:p>
              </table:table-cell>
              <table:table-cell office:value-type="float" office:value="0.963620830541299">
                <text:p>0.963620830541299</text:p>
              </table:table-cell>
              <table:table-cell office:value-type="float" office:value="0.897655884607013">
                <text:p>0.897655884607013</text:p>
              </table:table-cell>
              <table:table-cell office:value-type="float" office:value="0.78757398947608">
                <text:p>0.78757398947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9907811845121">
                <text:p>0.99907811845121</text:p>
              </table:table-cell>
              <table:table-cell office:value-type="float" office:value="0.993242848900186">
                <text:p>0.993242848900186</text:p>
              </table:table-cell>
              <table:table-cell office:value-type="float" office:value="0.968595943882577">
                <text:p>0.968595943882577</text:p>
              </table:table-cell>
              <table:table-cell office:value-type="float" office:value="0.912678901569647">
                <text:p>0.912678901569647</text:p>
              </table:table-cell>
              <table:table-cell office:value-type="float" office:value="0.804270604996271">
                <text:p>0.804270604996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99181123046606">
                <text:p>0.999181123046606</text:p>
              </table:table-cell>
              <table:table-cell office:value-type="float" office:value="0.994057993252149">
                <text:p>0.994057993252149</text:p>
              </table:table-cell>
              <table:table-cell office:value-type="float" office:value="0.973054993529085">
                <text:p>0.973054993529085</text:p>
              </table:table-cell>
              <table:table-cell office:value-type="float" office:value="0.922320560999647">
                <text:p>0.922320560999647</text:p>
              </table:table-cell>
              <table:table-cell office:value-type="float" office:value="0.824758050545292">
                <text:p>0.824758050545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99775727671767">
                <text:p>0.999775727671767</text:p>
              </table:table-cell>
              <table:table-cell office:value-type="float" office:value="0.994287484611603">
                <text:p>0.994287484611603</text:p>
              </table:table-cell>
              <table:table-cell office:value-type="float" office:value="0.975403807854092">
                <text:p>0.975403807854092</text:p>
              </table:table-cell>
              <table:table-cell office:value-type="float" office:value="0.928405355801073">
                <text:p>0.928405355801073</text:p>
              </table:table-cell>
              <table:table-cell office:value-type="float" office:value="0.839896132766292">
                <text:p>0.839896132766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99632666589516">
                <text:p>0.999632666589516</text:p>
              </table:table-cell>
              <table:table-cell office:value-type="float" office:value="0.995586848446507">
                <text:p>0.995586848446507</text:p>
              </table:table-cell>
              <table:table-cell office:value-type="float" office:value="0.980302631594651">
                <text:p>0.980302631594651</text:p>
              </table:table-cell>
              <table:table-cell office:value-type="float" office:value="0.932966853971014">
                <text:p>0.932966853971014</text:p>
              </table:table-cell>
              <table:table-cell office:value-type="float" office:value="0.85358486784982">
                <text:p>0.853584867849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99591365823483">
                <text:p>0.999591365823483</text:p>
              </table:table-cell>
              <table:table-cell office:value-type="float" office:value="0.996586446216092">
                <text:p>0.996586446216092</text:p>
              </table:table-cell>
              <table:table-cell office:value-type="float" office:value="0.982159071942212">
                <text:p>0.982159071942212</text:p>
              </table:table-cell>
              <table:table-cell office:value-type="float" office:value="0.944148538504893">
                <text:p>0.944148538504893</text:p>
              </table:table-cell>
              <table:table-cell office:value-type="float" office:value="0.872851389662975">
                <text:p>0.872851389662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99722293275871">
                <text:p>0.999722293275871</text:p>
              </table:table-cell>
              <table:table-cell office:value-type="float" office:value="0.996276251048483">
                <text:p>0.996276251048483</text:p>
              </table:table-cell>
              <table:table-cell office:value-type="float" office:value="0.983396957374492">
                <text:p>0.983396957374492</text:p>
              </table:table-cell>
              <table:table-cell office:value-type="float" office:value="0.951911834976567">
                <text:p>0.951911834976567</text:p>
              </table:table-cell>
              <table:table-cell office:value-type="float" office:value="0.883274132436047">
                <text:p>0.883274132436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99862984102212">
                <text:p>0.999862984102212</text:p>
              </table:table-cell>
              <table:table-cell office:value-type="float" office:value="0.997858017645926">
                <text:p>0.997858017645926</text:p>
              </table:table-cell>
              <table:table-cell office:value-type="float" office:value="0.987449425978357">
                <text:p>0.987449425978357</text:p>
              </table:table-cell>
              <table:table-cell office:value-type="float" office:value="0.956299251265052">
                <text:p>0.956299251265052</text:p>
              </table:table-cell>
              <table:table-cell office:value-type="float" office:value="0.893217606409431">
                <text:p>0.893217606409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99722065332301">
                <text:p>0.999722065332301</text:p>
              </table:table-cell>
              <table:table-cell office:value-type="float" office:value="0.998262607618479">
                <text:p>0.998262607618479</text:p>
              </table:table-cell>
              <table:table-cell office:value-type="float" office:value="0.989525669880289">
                <text:p>0.989525669880289</text:p>
              </table:table-cell>
              <table:table-cell office:value-type="float" office:value="0.964623505376923">
                <text:p>0.964623505376923</text:p>
              </table:table-cell>
              <table:table-cell office:value-type="float" office:value="0.909520163630305">
                <text:p>0.909520163630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99726657258534">
                <text:p>0.999726657258534</text:p>
              </table:table-cell>
              <table:table-cell office:value-type="float" office:value="0.998673170433308">
                <text:p>0.998673170433308</text:p>
              </table:table-cell>
              <table:table-cell office:value-type="float" office:value="0.99149517582428">
                <text:p>0.99149517582428</text:p>
              </table:table-cell>
              <table:table-cell office:value-type="float" office:value="0.967502206486483">
                <text:p>0.967502206486483</text:p>
              </table:table-cell>
              <table:table-cell office:value-type="float" office:value="0.918072897109859">
                <text:p>0.918072897109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99955771782397">
                <text:p>0.999955771782397</text:p>
              </table:table-cell>
              <table:table-cell office:value-type="float" office:value="0.99836459247197">
                <text:p>0.99836459247197</text:p>
              </table:table-cell>
              <table:table-cell office:value-type="float" office:value="0.991503372545118">
                <text:p>0.991503372545118</text:p>
              </table:table-cell>
              <table:table-cell office:value-type="float" office:value="0.973741903782122">
                <text:p>0.973741903782122</text:p>
              </table:table-cell>
              <table:table-cell office:value-type="float" office:value="0.925503206867114">
                <text:p>0.925503206867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99817304932181">
                <text:p>0.999817304932181</text:p>
              </table:table-cell>
              <table:table-cell office:value-type="float" office:value="0.998684306430828">
                <text:p>0.998684306430828</text:p>
              </table:table-cell>
              <table:table-cell office:value-type="float" office:value="0.992480720048506">
                <text:p>0.992480720048506</text:p>
              </table:table-cell>
              <table:table-cell office:value-type="float" office:value="0.975194598337868">
                <text:p>0.975194598337868</text:p>
              </table:table-cell>
              <table:table-cell office:value-type="float" office:value="0.933656286075721">
                <text:p>0.933656286075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99952741020794">
                <text:p>0.999952741020794</text:p>
              </table:table-cell>
              <table:table-cell office:value-type="float" office:value="0.999026967238887">
                <text:p>0.999026967238887</text:p>
              </table:table-cell>
              <table:table-cell office:value-type="float" office:value="0.994617138318602">
                <text:p>0.994617138318602</text:p>
              </table:table-cell>
              <table:table-cell office:value-type="float" office:value="0.979030483026271">
                <text:p>0.979030483026271</text:p>
              </table:table-cell>
              <table:table-cell office:value-type="float" office:value="0.939246904465711">
                <text:p>0.939246904465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99954832881662">
                <text:p>0.999954832881662</text:p>
              </table:table-cell>
              <table:table-cell office:value-type="float" office:value="0.999237505404329">
                <text:p>0.999237505404329</text:p>
              </table:table-cell>
              <table:table-cell office:value-type="float" office:value="0.994899123384694">
                <text:p>0.994899123384694</text:p>
              </table:table-cell>
              <table:table-cell office:value-type="float" office:value="0.98095289005641">
                <text:p>0.98095289005641</text:p>
              </table:table-cell>
              <table:table-cell office:value-type="float" office:value="0.950052393807181">
                <text:p>0.950052393807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999121820599792">
                <text:p>0.999121820599792</text:p>
              </table:table-cell>
              <table:table-cell office:value-type="float" office:value="0.99623239619764">
                <text:p>0.99623239619764</text:p>
              </table:table-cell>
              <table:table-cell office:value-type="float" office:value="0.985982433179627">
                <text:p>0.985982433179627</text:p>
              </table:table-cell>
              <table:table-cell office:value-type="float" office:value="0.955714903606934">
                <text:p>0.9557149036069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999358279410572">
                <text:p>0.999358279410572</text:p>
              </table:table-cell>
              <table:table-cell office:value-type="float" office:value="0.997151709143174">
                <text:p>0.997151709143174</text:p>
              </table:table-cell>
              <table:table-cell office:value-type="float" office:value="0.987010019451684">
                <text:p>0.987010019451684</text:p>
              </table:table-cell>
              <table:table-cell office:value-type="float" office:value="0.959508658393878">
                <text:p>0.9595086583938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99963445521205">
                <text:p>0.99963445521205</text:p>
              </table:table-cell>
              <table:table-cell office:value-type="float" office:value="0.997602633167672">
                <text:p>0.997602633167672</text:p>
              </table:table-cell>
              <table:table-cell office:value-type="float" office:value="0.988366652553926">
                <text:p>0.988366652553926</text:p>
              </table:table-cell>
              <table:table-cell office:value-type="float" office:value="0.967465656789421">
                <text:p>0.967465656789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999535680790551">
                <text:p>0.999535680790551</text:p>
              </table:table-cell>
              <table:table-cell office:value-type="float" office:value="0.997390239083512">
                <text:p>0.997390239083512</text:p>
              </table:table-cell>
              <table:table-cell office:value-type="float" office:value="0.991062837785444">
                <text:p>0.991062837785444</text:p>
              </table:table-cell>
              <table:table-cell office:value-type="float" office:value="0.971593686049532">
                <text:p>0.9715936860495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999676080903143">
                <text:p>0.999676080903143</text:p>
              </table:table-cell>
              <table:table-cell office:value-type="float" office:value="0.998351899353206">
                <text:p>0.998351899353206</text:p>
              </table:table-cell>
              <table:table-cell office:value-type="float" office:value="0.9910499992951">
                <text:p>0.9910499992951</text:p>
              </table:table-cell>
              <table:table-cell office:value-type="float" office:value="0.973668298950775">
                <text:p>0.973668298950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999721008645327">
                <text:p>0.999721008645327</text:p>
              </table:table-cell>
              <table:table-cell office:value-type="float" office:value="0.998171981256032">
                <text:p>0.998171981256032</text:p>
              </table:table-cell>
              <table:table-cell office:value-type="float" office:value="0.993571024934531">
                <text:p>0.993571024934531</text:p>
              </table:table-cell>
              <table:table-cell office:value-type="float" office:value="0.97783181470965">
                <text:p>0.97783181470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99907618862308">
                <text:p>0.999907618862308</text:p>
              </table:table-cell>
              <table:table-cell office:value-type="float" office:value="0.998808179792405">
                <text:p>0.998808179792405</text:p>
              </table:table-cell>
              <table:table-cell office:value-type="float" office:value="0.993403054437956">
                <text:p>0.993403054437956</text:p>
              </table:table-cell>
              <table:table-cell office:value-type="float" office:value="0.980474767179556">
                <text:p>0.980474767179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9907169912452">
                <text:p>0.999907169912452</text:p>
              </table:table-cell>
              <table:table-cell office:value-type="float" office:value="0.999050248846744">
                <text:p>0.999050248846744</text:p>
              </table:table-cell>
              <table:table-cell office:value-type="float" office:value="0.994976479066032">
                <text:p>0.994976479066032</text:p>
              </table:table-cell>
              <table:table-cell office:value-type="float" office:value="0.984509212665351">
                <text:p>0.984509212665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9954421148587">
                <text:p>0.999954421148587</text:p>
              </table:table-cell>
              <table:table-cell office:value-type="float" office:value="0.999126791808153">
                <text:p>0.999126791808153</text:p>
              </table:table-cell>
              <table:table-cell office:value-type="float" office:value="0.996504489337759">
                <text:p>0.996504489337759</text:p>
              </table:table-cell>
              <table:table-cell office:value-type="float" office:value="0.984444527519225">
                <text:p>0.9844445275192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99953227315248">
                <text:p>0.999953227315248</text:p>
              </table:table-cell>
              <table:table-cell office:value-type="float" office:value="1">
                <text:p>1</text:p>
              </table:table-cell>
              <table:table-cell office:value-type="float" office:value="0.999231457349301">
                <text:p>0.999231457349301</text:p>
              </table:table-cell>
              <table:table-cell office:value-type="float" office:value="0.99654154143862">
                <text:p>0.99654154143862</text:p>
              </table:table-cell>
              <table:table-cell office:value-type="float" office:value="0.988223651442072">
                <text:p>0.9882236514420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9909114183308">
                <text:p>0.999909114183308</text:p>
              </table:table-cell>
              <table:table-cell office:value-type="float" office:value="0.999772312599357">
                <text:p>0.999772312599357</text:p>
              </table:table-cell>
              <table:table-cell office:value-type="float" office:value="0.997401145881488">
                <text:p>0.997401145881488</text:p>
              </table:table-cell>
              <table:table-cell office:value-type="float" office:value="0.989436247130441">
                <text:p>0.989436247130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9908632172703">
                <text:p>0.999908632172703</text:p>
              </table:table-cell>
              <table:table-cell office:value-type="float" office:value="0.999588895848379">
                <text:p>0.999588895848379</text:p>
              </table:table-cell>
              <table:table-cell office:value-type="float" office:value="0.997803954168511">
                <text:p>0.997803954168511</text:p>
              </table:table-cell>
              <table:table-cell office:value-type="float" office:value="0.990392707914077">
                <text:p>0.990392707914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99991006146878">
                <text:p>0.99991006146878</text:p>
              </table:table-cell>
              <table:table-cell office:value-type="float" office:value="0.999632036740298">
                <text:p>0.999632036740298</text:p>
              </table:table-cell>
              <table:table-cell office:value-type="float" office:value="0.998187919187245">
                <text:p>0.998187919187245</text:p>
              </table:table-cell>
              <table:table-cell office:value-type="float" office:value="0.992614952415756">
                <text:p>0.992614952415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999909078953698">
                <text:p>0.999909078953698</text:p>
              </table:table-cell>
              <table:table-cell office:value-type="float" office:value="0.999635661802938">
                <text:p>0.999635661802938</text:p>
              </table:table-cell>
              <table:table-cell office:value-type="float" office:value="0.99800494776565">
                <text:p>0.99800494776565</text:p>
              </table:table-cell>
              <table:table-cell office:value-type="float" office:value="0.993455079836055">
                <text:p>0.993455079836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33186618026">
                <text:p>0.999633186618026</text:p>
              </table:table-cell>
              <table:table-cell office:value-type="float" office:value="0.998719870069342">
                <text:p>0.998719870069342</text:p>
              </table:table-cell>
              <table:table-cell office:value-type="float" office:value="0.995890429691805">
                <text:p>0.995890429691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999955337204109">
                <text:p>0.999955337204109</text:p>
              </table:table-cell>
              <table:table-cell office:value-type="float" office:value="0.999820846505281">
                <text:p>0.999820846505281</text:p>
              </table:table-cell>
              <table:table-cell office:value-type="float" office:value="0.998860614426542">
                <text:p>0.998860614426542</text:p>
              </table:table-cell>
              <table:table-cell office:value-type="float" office:value="0.995505831019326">
                <text:p>0.9955058310193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06802363699">
                <text:p>0.999906802363699</text:p>
              </table:table-cell>
              <table:table-cell office:value-type="float" office:value="0.99912881926434">
                <text:p>0.99912881926434</text:p>
              </table:table-cell>
              <table:table-cell office:value-type="float" office:value="0.996909625077192">
                <text:p>0.996909625077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3833766765">
                <text:p>0.999863833766765</text:p>
              </table:table-cell>
              <table:table-cell office:value-type="float" office:value="0.999349021808942">
                <text:p>0.999349021808942</text:p>
              </table:table-cell>
              <table:table-cell office:value-type="float" office:value="0.997805991001715">
                <text:p>0.997805991001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46792082678">
                <text:p>0.999546792082678</text:p>
              </table:table-cell>
              <table:table-cell office:value-type="float" office:value="0.997922078634025">
                <text:p>0.997922078634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00960353607">
                <text:p>0.999500960353607</text:p>
              </table:table-cell>
              <table:table-cell office:value-type="float" office:value="0.997673872005996">
                <text:p>0.997673872005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82659504192">
                <text:p>0.999682659504192</text:p>
              </table:table-cell>
              <table:table-cell office:value-type="float" office:value="0.998585996886623">
                <text:p>0.9985859968866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0711904092">
                <text:p>0.99990711904092</text:p>
              </table:table-cell>
              <table:table-cell office:value-type="float" office:value="0.999817253383129">
                <text:p>0.999817253383129</text:p>
              </table:table-cell>
              <table:table-cell office:value-type="float" office:value="0.998849962047789">
                <text:p>0.998849962047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08094598816">
                <text:p>0.999908094598816</text:p>
              </table:table-cell>
              <table:table-cell office:value-type="float" office:value="0.999863693809502">
                <text:p>0.999863693809502</text:p>
              </table:table-cell>
              <table:table-cell office:value-type="float" office:value="0.998825297413609">
                <text:p>0.9988252974136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53938277292">
                <text:p>0.999953938277292</text:p>
              </table:table-cell>
              <table:table-cell office:value-type="float" office:value="0.999726631953044">
                <text:p>0.999726631953044</text:p>
              </table:table-cell>
              <table:table-cell office:value-type="float" office:value="0.999310617513932">
                <text:p>0.999310617513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54586739328">
                <text:p>0.999954586739328</text:p>
              </table:table-cell>
              <table:table-cell office:value-type="float" office:value="0.99972755818149">
                <text:p>0.99972755818149</text:p>
              </table:table-cell>
              <table:table-cell office:value-type="float" office:value="0.999450197445645">
                <text:p>0.999450197445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06410856341">
                <text:p>0.999906410856341</text:p>
              </table:table-cell>
              <table:table-cell office:value-type="float" office:value="0.999861181663012">
                <text:p>0.999861181663012</text:p>
              </table:table-cell>
              <table:table-cell office:value-type="float" office:value="0.999680741494948">
                <text:p>0.9996807414949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10613864676">
                <text:p>0.999910613864676</text:p>
              </table:table-cell>
              <table:table-cell office:value-type="float" office:value="0.999726071121663">
                <text:p>0.999726071121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